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OpenSymbol" svg:font-family="OpenSymbol, 'Arial Unicode MS'"/>
    <style:font-face style:name="Courier New" svg:font-family="'Courier New'" style:font-family-generic="modern"/>
    <style:font-face style:name="DejaVu Sans" svg:font-family="'DejaVu Sans', 'MS Mincho'"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000000"/>
    </style:style>
    <style:style style:name="P3" style:family="paragraph" style:parent-style-name="Standard">
      <style:paragraph-properties fo:text-align="start" style:justify-single-word="false"/>
      <style:text-properties fo:color="#000000" style:font-name="Arial" fo:font-size="11pt" fo:language="fr" fo:country="FR" style:text-underline-style="none" fo:font-weight="normal" style:font-size-asian="11pt" style:font-weight-asian="normal" style:font-name-complex="Times New Roman" style:font-size-complex="11pt" style:font-weight-complex="normal"/>
    </style:style>
    <style:style style:name="P4" style:family="paragraph" style:parent-style-name="Standard">
      <style:paragraph-properties fo:text-align="justify" style:justify-single-word="false"/>
      <style:text-properties fo:color="#000000" style:font-name="Arial" fo:font-size="11pt" style:font-size-asian="11pt" style:font-size-complex="11pt"/>
    </style:style>
    <style:style style:name="P5" style:family="paragraph" style:parent-style-name="Standard">
      <style:paragraph-properties fo:text-align="justify" style:justify-single-word="false"/>
      <style:text-properties fo:color="#000000" style:font-name="Arial" fo:font-size="11pt" officeooo:paragraph-rsid="0033fa0b" style:font-size-asian="11pt" style:font-size-complex="11pt"/>
    </style:style>
    <style:style style:name="P6" style:family="paragraph" style:parent-style-name="Standard">
      <style:paragraph-properties fo:text-align="justify" style:justify-single-word="false"/>
      <style:text-properties fo:color="#000000" style:font-name="Arial" fo:font-size="11pt" officeooo:paragraph-rsid="0034a409" style:font-size-asian="11pt" style:font-size-complex="11pt"/>
    </style:style>
    <style:style style:name="P7" style:family="paragraph" style:parent-style-name="Standard">
      <style:paragraph-properties fo:text-align="justify" style:justify-single-word="false"/>
      <style:text-properties fo:color="#000000" style:font-name="Arial" fo:font-size="11pt" officeooo:paragraph-rsid="00360b99" style:font-size-asian="11pt" style:font-size-complex="11pt"/>
    </style:style>
    <style:style style:name="P8" style:family="paragraph" style:parent-style-name="Standard">
      <style:text-properties fo:color="#000000" style:font-name="Arial" fo:font-size="11pt" style:font-size-asian="11pt" style:font-name-complex="Times New Roman" style:font-size-complex="11pt"/>
    </style:style>
    <style:style style:name="P9" style:family="paragraph" style:parent-style-name="Standard">
      <style:paragraph-properties fo:text-align="justify" style:justify-single-word="false"/>
      <style:text-properties fo:color="#000000" style:font-name="Arial" fo:font-size="11pt" style:font-size-asian="11pt" style:font-name-complex="Times New Roman" style:font-size-complex="11pt"/>
    </style:style>
    <style:style style:name="P10" style:family="paragraph" style:parent-style-name="Standard">
      <style:paragraph-properties fo:text-align="justify" style:justify-single-word="false"/>
      <style:text-properties fo:color="#000000" style:font-name="Arial" fo:font-size="11pt" fo:font-weight="bold" style:font-size-asian="11pt" style:font-weight-asian="bold" style:font-name-complex="Times New Roman" style:font-size-complex="11pt" style:font-weight-complex="bold"/>
    </style:style>
    <style:style style:name="P11" style:family="paragraph" style:parent-style-name="Standard">
      <style:paragraph-properties fo:text-align="justify" style:justify-single-word="false"/>
      <style:text-properties fo:color="#000000" style:font-name="Arial" fo:font-size="11pt" fo:font-style="italic" style:font-size-asian="11pt" style:font-style-asian="italic" style:font-name-complex="Times New Roman" style:font-size-complex="11pt" style:font-style-complex="italic"/>
    </style:style>
    <style:style style:name="P12" style:family="paragraph" style:parent-style-name="Standard">
      <style:paragraph-properties fo:line-height="100%" fo:text-align="start" style:justify-single-word="false"/>
      <style:text-properties fo:color="#000000" style:font-name="Arial" fo:language="fr" fo:country="FR" officeooo:paragraph-rsid="003e36b8"/>
    </style:style>
    <style:style style:name="P13" style:family="paragraph" style:parent-style-name="Standard">
      <style:paragraph-properties fo:text-align="start" style:justify-single-word="false"/>
      <style:text-properties fo:color="#000000" style:font-name="Arial" fo:language="fr" fo:country="FR" officeooo:paragraph-rsid="003e36b8"/>
    </style:style>
    <style:style style:name="P14" style:family="paragraph" style:parent-style-name="Standard">
      <style:paragraph-properties fo:text-align="justify" style:justify-single-word="false"/>
    </style:style>
    <style:style style:name="P15" style:family="paragraph" style:parent-style-name="Standard">
      <style:text-properties fo:color="#2323dc" style:font-name="Arial" fo:font-size="16pt" fo:font-weight="bold" officeooo:paragraph-rsid="003e36b8" style:font-size-asian="16pt" style:font-weight-asian="bold" style:font-name-complex="Arial" style:font-size-complex="16pt" style:font-weight-complex="bold"/>
    </style:style>
    <style:style style:name="P16" style:family="paragraph" style:parent-style-name="Standard">
      <style:paragraph-properties fo:text-align="start" style:justify-single-word="false"/>
      <style:text-properties fo:color="#2323dc" style:font-name="Arial" fo:font-size="10pt" fo:language="fr" fo:country="FR" style:text-underline-style="none" fo:font-weight="bold" officeooo:paragraph-rsid="003e36b8" style:font-size-asian="8.75pt" style:font-weight-asian="bold" style:font-name-complex="Arial" style:font-size-complex="10pt" style:font-weight-complex="bold"/>
    </style:style>
    <style:style style:name="P17" style:family="paragraph" style:parent-style-name="Standard">
      <style:text-properties fo:color="#2323dc" style:font-name="Arial" fo:font-size="12pt" fo:font-style="italic" style:text-underline-style="none" fo:font-weight="bold" style:font-name-asian="Times New Roman" style:font-size-asian="12pt" style:font-style-asian="italic" style:font-weight-asian="bold" style:font-name-complex="Arial" style:font-size-complex="12pt" style:font-style-complex="italic" style:font-weight-complex="bold"/>
    </style:style>
    <style:style style:name="P18" style:family="paragraph" style:parent-style-name="Standard">
      <style:text-properties fo:color="#2323dc" style:font-name="Arial" style:text-underline-style="none" fo:font-weight="bold" style:font-name-asian="Times New Roman" style:font-weight-asian="bold" style:font-name-complex="Arial" style:font-weight-complex="bold"/>
    </style:style>
    <style:style style:name="P19" style:family="paragraph" style:parent-style-name="Standard">
      <style:text-properties fo:color="#2323dc" style:font-name="Arial" fo:font-style="italic" style:text-underline-style="none" fo:font-weight="bold" officeooo:paragraph-rsid="0033fa0b" style:font-name-asian="Times New Roman" style:font-style-asian="italic" style:font-weight-asian="bold" style:font-name-complex="Times New Roman" style:font-style-complex="italic" style:font-weight-complex="bold"/>
    </style:style>
    <style:style style:name="P20" style:family="paragraph" style:parent-style-name="Standard">
      <style:paragraph-properties fo:text-align="center" style:justify-single-word="false"/>
      <style:text-properties fo:color="#2323dc" style:font-name="Arial" fo:font-size="24pt" fo:font-weight="bold" officeooo:paragraph-rsid="003e36b8" style:font-size-asian="24pt" style:font-weight-asian="bold" style:font-name-complex="Arial" style:font-size-complex="24pt" style:font-weight-complex="bold"/>
    </style:style>
    <style:style style:name="P21" style:family="paragraph" style:parent-style-name="Standard">
      <style:paragraph-properties fo:text-align="justify" style:justify-single-word="false"/>
      <style:text-properties fo:color="#3366ff" style:font-name="Garamond" fo:font-size="10pt" fo:font-weight="bold" style:font-name-asian="Times New Roman" style:font-size-asian="8.75pt" style:font-weight-asian="bold" style:font-name-complex="Times New Roman" style:font-size-complex="10pt"/>
    </style:style>
    <style:style style:name="P22" style:family="paragraph" style:parent-style-name="Standard">
      <style:paragraph-properties fo:line-height="100%" fo:text-align="justify" style:justify-single-word="false"/>
      <style:text-properties fo:font-variant="normal" fo:text-transform="none" fo:color="#000000" style:font-name="Arial" fo:font-size="11pt" fo:letter-spacing="normal" fo:language="fr" fo:country="FR" fo:font-style="normal" style:text-underline-style="none" fo:font-weight="normal" officeooo:paragraph-rsid="003e36b8"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000000" style:font-name="Arial" fo:font-size="11pt" fo:letter-spacing="normal" fo:font-style="normal" fo:font-weight="normal" officeooo:paragraph-rsid="0033fa0b" style:font-size-asian="11pt" style:font-style-asian="normal" style:font-weight-asian="normal" style:font-name-complex="Times New Roman" style:font-size-complex="11pt"/>
    </style:style>
    <style:style style:name="P24" style:family="paragraph" style:parent-style-name="Standard">
      <style:paragraph-properties fo:line-height="100%" fo:text-align="justify" style:justify-single-word="false"/>
      <style:text-properties fo:font-variant="normal" fo:text-transform="none" fo:color="#000000" style:font-name="Arial" fo:font-size="12pt" fo:letter-spacing="normal" fo:language="fr" fo:country="FR" fo:font-style="normal" style:text-underline-style="none" fo:font-weight="bold" officeooo:paragraph-rsid="003e36b8" style:font-size-asian="12pt" style:font-style-asian="normal" style:font-weight-asian="bold" style:font-name-complex="Arial" style:font-size-complex="12pt" style:font-style-complex="normal" style:font-weight-complex="bold"/>
    </style:style>
    <style:style style:name="P25" style:family="paragraph" style:parent-style-name="Standard">
      <style:paragraph-properties fo:line-height="100%"/>
      <style:text-properties fo:font-variant="normal" fo:text-transform="none" fo:color="#000000" style:font-name="Arial" fo:font-size="12pt" fo:letter-spacing="normal" fo:language="fr" fo:country="FR" fo:font-style="normal" style:text-underline-style="none" fo:font-weight="bold" officeooo:paragraph-rsid="003e36b8" style:font-size-asian="12pt" style:font-style-asian="normal" style:font-weight-asian="bold" style:font-name-complex="Arial" style:font-size-complex="12pt" style:font-style-complex="normal" style:font-weight-complex="bold"/>
    </style:style>
    <style:style style:name="P26" style:family="paragraph" style:parent-style-name="Standard">
      <style:text-properties fo:font-variant="normal" fo:text-transform="none" fo:color="#2323dc" style:font-name="Arial" fo:letter-spacing="normal" fo:font-style="italic" style:text-underline-style="none" fo:font-weight="bold" officeooo:rsid="0033fa0b" officeooo:paragraph-rsid="0034e62a" style:font-name-asian="Times New Roman" style:font-style-asian="italic" style:font-weight-asian="bold" style:font-name-complex="Times New Roman" style:font-style-complex="italic" style:font-weight-complex="bold"/>
    </style:style>
    <style:style style:name="P27" style:family="paragraph" style:parent-style-name="Standard">
      <style:text-properties fo:font-variant="normal" fo:text-transform="none" fo:color="#2323dc" style:font-name="Arial" fo:letter-spacing="normal" fo:font-style="italic" style:text-underline-style="none" fo:font-weight="normal" officeooo:paragraph-rsid="0034e62a" style:font-name-asian="Times New Roman" style:font-style-asian="italic" style:font-weight-asian="normal" style:font-name-complex="Times New Roman" style:font-style-complex="italic" style:font-weight-complex="bold"/>
    </style:style>
    <style:style style:name="P28" style:family="paragraph" style:parent-style-name="Standard">
      <style:paragraph-properties fo:line-height="100%" fo:text-align="justify" style:justify-single-word="false"/>
      <style:text-properties officeooo:paragraph-rsid="003e36b8"/>
    </style:style>
    <style:style style:name="P29" style:family="paragraph" style:parent-style-name="Standard" style:master-page-name="First_20_Page">
      <style:paragraph-properties fo:text-align="center" style:justify-single-word="false" style:page-number="auto"/>
      <style:text-properties fo:color="#2323dc" style:font-name="Arial" fo:font-size="16pt" fo:font-weight="bold" style:font-size-asian="16pt" style:font-weight-asian="bold" style:font-name-complex="Arial" style:font-size-complex="16pt" style:font-weight-complex="bold"/>
    </style:style>
    <style:style style:name="P30" style:family="paragraph" style:parent-style-name="Standard">
      <style:paragraph-properties fo:text-align="start" style:justify-single-word="false"/>
      <style:text-properties fo:color="#2323dc" style:font-name="Arial" fo:font-size="16pt" fo:font-weight="bold" officeooo:paragraph-rsid="003e36b8" style:font-size-asian="16pt" style:font-weight-asian="bold" style:font-name-complex="Arial" style:font-size-complex="16pt" style:font-weight-complex="bold"/>
    </style:style>
    <style:style style:name="P31" style:family="paragraph" style:parent-style-name="Standard" style:list-style-name="L1">
      <style:paragraph-properties fo:line-height="100%" fo:text-align="justify" style:justify-single-word="false"/>
      <style:text-properties fo:color="#2323dc" style:font-name="Arial" fo:font-size="10pt" fo:language="fr" fo:country="FR" style:text-underline-style="none" fo:font-weight="normal" officeooo:paragraph-rsid="003e36b8" style:font-size-asian="8.75pt" style:font-weight-asian="normal" style:font-name-complex="Arial" style:font-size-complex="10pt" style:font-weight-complex="normal"/>
    </style:style>
    <style:style style:name="P32" style:family="paragraph" style:parent-style-name="Standard" style:list-style-name="L1">
      <style:paragraph-properties fo:line-height="100%" fo:text-align="justify" style:justify-single-word="false"/>
      <style:text-properties officeooo:paragraph-rsid="003e36b8"/>
    </style:style>
    <style:style style:name="P33" style:family="paragraph" style:parent-style-name="Standard" style:list-style-name="L1">
      <style:paragraph-properties fo:line-height="100%" fo:text-align="justify" style:justify-single-word="false"/>
      <style:text-properties fo:color="#000000" style:font-name="Arial" fo:font-size="11pt" fo:language="fr" fo:country="FR" style:text-underline-style="none" fo:font-weight="bold" officeooo:paragraph-rsid="003e36b8" style:font-size-asian="11pt" style:font-weight-asian="bold" style:font-name-complex="Arial" style:font-size-complex="11pt" style:font-weight-complex="bold"/>
    </style:style>
    <style:style style:name="P34" style:family="paragraph" style:parent-style-name="Standard" style:list-style-name="L1">
      <style:paragraph-properties fo:line-height="100%" fo:text-align="justify" style:justify-single-word="false"/>
      <style:text-properties fo:color="#000000" style:font-name="Arial" fo:font-size="11pt" officeooo:paragraph-rsid="003e36b8" style:font-size-asian="11pt" style:font-name-complex="Arial" style:font-size-complex="11pt"/>
    </style:style>
    <style:style style:name="P35" style:family="paragraph" style:parent-style-name="Standard" style:list-style-name="L1">
      <style:paragraph-properties fo:line-height="100%" fo:text-align="justify" style:justify-single-word="false"/>
      <style:text-properties fo:color="#000000" style:font-name="Arial" fo:font-size="11pt" officeooo:paragraph-rsid="003e36b8" style:font-size-asian="11pt" style:font-name-complex="Times New Roman" style:font-size-complex="11pt"/>
    </style:style>
    <style:style style:name="P36" style:family="paragraph" style:parent-style-name="Standard" style:list-style-name="L1">
      <style:paragraph-properties fo:line-height="100%" fo:text-align="justify" style:justify-single-word="false"/>
      <style:text-properties fo:font-variant="normal" fo:text-transform="none" fo:color="#000000" style:font-name="Arial" fo:font-size="11pt" fo:letter-spacing="normal" fo:language="fr" fo:country="FR" fo:font-style="normal" style:text-underline-style="none" fo:font-weight="normal" officeooo:paragraph-rsid="003e36b8" style:font-size-asian="11pt" style:font-style-asian="normal" style:font-weight-asian="normal" style:font-name-complex="Arial" style:font-size-complex="11pt" style:font-weight-complex="normal"/>
    </style:style>
    <style:style style:name="P37" style:family="paragraph" style:parent-style-name="Standard" style:list-style-name="L2">
      <style:paragraph-properties fo:margin-left="0.025cm" fo:margin-right="0cm" fo:line-height="100%" fo:text-indent="0cm" style:auto-text-indent="false">
        <style:tab-stops/>
      </style:paragraph-properties>
      <style:text-properties fo:color="#3366ff" style:font-name="Arial" fo:font-size="10pt" fo:language="fr" fo:country="FR" fo:font-weight="normal" officeooo:paragraph-rsid="0010826c" style:font-name-asian="Garamond" style:font-size-asian="8.75pt" style:language-asian="zxx" style:country-asian="none" style:font-weight-asian="normal" style:font-name-complex="Garamond" style:font-size-complex="10pt" style:font-weight-complex="bold"/>
    </style:style>
    <style:style style:name="P38" style:family="paragraph">
      <style:paragraph-properties style:writing-mode="lr-tb"/>
    </style:style>
    <style:style style:name="P39" style:family="paragraph">
      <style:paragraph-properties fo:text-align="center" style:writing-mode="lr-tb"/>
    </style:style>
    <style:style style:name="T1" style:family="text">
      <style:text-properties fo:font-weight="bold" officeooo:rsid="00262ef2" style:font-weight-asian="bold" style:font-weight-complex="bold"/>
    </style:style>
    <style:style style:name="T2" style:family="text">
      <style:text-properties fo:font-weight="bold" style:font-weight-asian="bold" style:font-name-complex="Times New Roman" style:font-weight-complex="bold"/>
    </style:style>
    <style:style style:name="T3" style:family="text">
      <style:text-properties fo:font-weight="bold" officeooo:rsid="0033fa0b" style:font-weight-asian="bold" style:font-name-complex="Times New Roman" style:font-weight-complex="bold"/>
    </style:style>
    <style:style style:name="T4" style:family="text">
      <style:text-properties style:font-name-asian="Times New Roman"/>
    </style:style>
    <style:style style:name="T5" style:family="text">
      <style:text-properties style:font-name-asian="Times New Roman" style:font-name-complex="Times New Roman"/>
    </style:style>
    <style:style style:name="T6" style:family="text">
      <style:text-properties officeooo:rsid="0010826c" style:font-name-asian="Times New Roman" style:font-name-complex="Times New Roman"/>
    </style:style>
    <style:style style:name="T7" style:family="text">
      <style:text-properties officeooo:rsid="0034a409" style:font-name-asian="Times New Roman" style:font-name-complex="Times New Roman"/>
    </style:style>
    <style:style style:name="T8" style:family="text">
      <style:text-properties fo:color="#000000" style:font-name="Arial" fo:font-size="11pt" style:font-size-asian="11pt" style:font-size-complex="11pt"/>
    </style:style>
    <style:style style:name="T9" style:family="text">
      <style:text-properties fo:color="#000000" style:font-name="Arial" fo:font-size="11pt" style:font-size-asian="11pt" style:font-name-complex="Times New Roman" style:font-size-complex="11pt"/>
    </style:style>
    <style:style style:name="T10" style:family="text">
      <style:text-properties fo:color="#000000" style:font-name="Arial" fo:font-size="11pt" style:font-name-asian="Times New Roman" style:font-size-asian="11pt" style:font-name-complex="Times New Roman" style:font-size-complex="11pt"/>
    </style:style>
    <style:style style:name="T11" style:family="text">
      <style:text-properties fo:color="#000000" style:font-name="Arial" fo:font-size="11pt" officeooo:rsid="003c44fd" style:font-name-asian="Times New Roman" style:font-size-asian="11pt" style:font-name-complex="Times New Roman" style:font-size-complex="11pt"/>
    </style:style>
    <style:style style:name="T12" style:family="text">
      <style:text-properties fo:color="#000000" fo:font-size="11pt" style:font-size-asian="11pt" style:font-size-complex="11pt"/>
    </style:style>
    <style:style style:name="T13" style:family="text">
      <style:text-properties fo:color="#000000" fo:font-size="11pt" style:font-name-asian="Arial" style:font-size-asian="11pt" style:font-size-complex="11pt"/>
    </style:style>
    <style:style style:name="T14" style:family="text">
      <style:text-properties fo:color="#000000" fo:font-size="11pt" fo:font-style="italic" style:font-size-asian="11pt" style:font-style-asian="italic" style:font-size-complex="11pt" style:font-style-complex="italic"/>
    </style:style>
    <style:style style:name="T15" style:family="text">
      <style:text-properties fo:color="#000000" fo:font-size="11pt" fo:font-style="italic" style:font-name-asian="Arial" style:font-size-asian="11pt" style:font-style-asian="italic" style:font-size-complex="11pt" style:font-style-complex="italic"/>
    </style:style>
    <style:style style:name="T16" style:family="text">
      <style:text-properties fo:font-variant="normal" fo:text-transform="none" fo:letter-spacing="normal" fo:font-style="normal" fo:font-weight="normal" style:font-style-asian="normal" style:font-weight-asian="normal" style:font-name-complex="Times New Roman"/>
    </style:style>
    <style:style style:name="T17" style:family="text">
      <style:text-properties fo:font-variant="normal" fo:text-transform="none" fo:letter-spacing="normal" fo:font-style="normal" fo:font-weight="normal" officeooo:rsid="0033fa0b" style:font-style-asian="normal" style:font-weight-asian="normal" style:font-name-complex="Times New Roman"/>
    </style:style>
    <style:style style:name="T18" style:family="text">
      <style:text-properties fo:font-variant="normal" fo:text-transform="none" fo:letter-spacing="normal" fo:font-style="normal" fo:font-weight="normal" officeooo:rsid="00360b99" style:font-style-asian="normal" style:font-weight-asian="normal" style:font-name-complex="Times New Roman" style:font-style-complex="italic"/>
    </style:style>
    <style:style style:name="T19" style:family="text">
      <style:text-properties fo:font-variant="normal" fo:text-transform="none" fo:letter-spacing="normal" fo:font-style="normal" fo:font-weight="normal" officeooo:rsid="003a0b3c" style:font-style-asian="normal" style:font-weight-asian="normal" style:font-name-complex="Times New Roman" style:font-style-complex="italic"/>
    </style:style>
    <style:style style:name="T20" style:family="text">
      <style:text-properties fo:font-variant="normal" fo:text-transform="none" fo:letter-spacing="normal" fo:font-style="normal" fo:font-weight="normal" style:font-name-asian="Times New Roman" style:font-style-asian="normal" style:font-weight-asian="normal" style:font-name-complex="Times New Roman"/>
    </style:style>
    <style:style style:name="T21" style:family="text">
      <style:text-properties fo:font-variant="normal" fo:text-transform="none" fo:letter-spacing="normal" fo:font-style="normal" fo:font-weight="normal" officeooo:rsid="0033fa0b" style:font-name-asian="Times New Roman" style:font-style-asian="normal" style:font-weight-asian="normal" style:font-name-complex="Times New Roman"/>
    </style:style>
    <style:style style:name="T22" style:family="text">
      <style:text-properties fo:font-variant="normal" fo:text-transform="none" fo:letter-spacing="normal" fo:font-style="normal" fo:font-weight="bold" style:font-style-asian="normal" style:font-weight-asian="bold" style:font-name-complex="Times New Roman" style:font-weight-complex="bold"/>
    </style:style>
    <style:style style:name="T23" style:family="text">
      <style:text-properties fo:font-variant="normal" fo:text-transform="none" fo:letter-spacing="normal" fo:font-style="normal" fo:font-weight="bold" officeooo:rsid="0033fa0b" style:font-style-asian="normal" style:font-weight-asian="bold" style:font-name-complex="Times New Roman" style:font-weight-complex="bold"/>
    </style:style>
    <style:style style:name="T24" style:family="text">
      <style:text-properties fo:font-variant="normal" fo:text-transform="none" fo:letter-spacing="normal" fo:font-style="italic" fo:font-weight="normal" style:font-style-asian="italic" style:font-weight-asian="normal" style:font-name-complex="Times New Roman" style:font-style-complex="italic"/>
    </style:style>
    <style:style style:name="T25" style:family="text">
      <style:text-properties fo:font-variant="normal" fo:text-transform="none" fo:letter-spacing="normal" fo:font-style="italic" fo:font-weight="normal" officeooo:rsid="00360b99" style:font-style-asian="italic" style:font-weight-asian="normal" style:font-name-complex="Times New Roman" style:font-style-complex="italic"/>
    </style:style>
    <style:style style:name="T26" style:family="text">
      <style:text-properties fo:font-variant="normal" fo:text-transform="none" fo:letter-spacing="normal" fo:language="fr" fo:country="FR" fo:font-style="normal" style:text-underline-style="none" fo:font-weight="normal" style:font-style-asian="normal" style:font-weight-asian="normal" style:font-name-complex="Arial" style:font-style-complex="normal" style:font-weight-complex="normal"/>
    </style:style>
    <style:style style:name="T27" style:family="text">
      <style:text-properties fo:font-variant="normal" fo:text-transform="none" fo:letter-spacing="normal" fo:language="fr" fo:country="FR" fo:font-style="normal" style:text-underline-style="none" fo:font-weight="normal" style:font-name-asian="Arial" style:font-style-asian="normal" style:font-weight-asian="normal" style:font-name-complex="Arial" style:font-style-complex="normal" style:font-weight-complex="normal"/>
    </style:style>
    <style:style style:name="T28" style:family="text">
      <style:text-properties fo:font-variant="normal" fo:text-transform="none" fo:letter-spacing="normal" fo:language="fr" fo:country="FR" fo:font-style="normal" style:text-underline-style="none" fo:font-weight="bold" style:font-name-asian="Arial" style:font-style-asian="normal" style:font-weight-asian="bold" style:font-name-complex="Arial" style:font-style-complex="normal" style:font-weight-complex="bold"/>
    </style:style>
    <style:style style:name="T29" style:family="text">
      <style:text-properties fo:font-variant="normal" fo:text-transform="none" fo:letter-spacing="normal" fo:language="fr" fo:country="FR" fo:font-style="italic" style:text-underline-style="none" fo:font-weight="normal" style:font-style-asian="italic" style:font-weight-asian="normal" style:font-name-complex="Arial" style:font-style-complex="italic" style:font-weight-complex="normal"/>
    </style:style>
    <style:style style:name="T30" style:family="text">
      <style:text-properties fo:font-variant="normal" fo:text-transform="none" fo:letter-spacing="normal" fo:language="fr" fo:country="FR" fo:font-style="italic" style:text-underline-style="none" fo:font-weight="normal" style:font-name-asian="Arial" style:font-style-asian="italic" style:font-weight-asian="normal" style:font-name-complex="Arial" style:font-style-complex="italic" style:font-weight-complex="normal"/>
    </style:style>
    <style:style style:name="T31" style:family="text">
      <style:text-properties fo:font-variant="normal" fo:text-transform="none" fo:color="#000000" style:font-name="Arial" fo:font-size="11pt" fo:letter-spacing="normal" fo:language="fr" fo:country="FR"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32" style:family="text">
      <style:text-properties fo:font-variant="normal" fo:text-transform="none" fo:color="#000000" style:font-name="Arial" fo:font-size="11pt" fo:letter-spacing="normal" fo:language="fr" fo:country="FR" fo:font-style="normal" style:text-underline-style="none" fo:font-weight="normal" style:font-size-asian="11pt" style:font-style-asian="normal" style:font-weight-asian="normal" style:font-name-complex="Arial" style:font-size-complex="11pt" style:font-weight-complex="normal"/>
    </style:style>
    <style:style style:name="T33" style:family="text">
      <style:text-properties fo:font-variant="normal" fo:text-transform="none" fo:color="#000000" style:font-name="Arial" fo:font-size="11pt" fo:letter-spacing="normal"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fo:font-variant="normal" fo:text-transform="none" fo:color="#000000" style:font-name="Arial" fo:font-size="11pt" fo:letter-spacing="normal" fo:language="fr" fo:country="FR" fo:font-style="normal" style:text-underline-style="none" fo:font-weight="normal" officeooo:rsid="002577c1"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fo:font-variant="normal" fo:text-transform="none" fo:color="#000000" style:font-name="Arial" fo:font-size="11pt" fo:letter-spacing="normal" fo:language="fr" fo:country="FR" fo:font-style="normal" style:text-underline-style="none" fo:font-weight="normal" style:font-name-asian="Arial" style:font-size-asian="11pt" style:font-style-asian="normal" style:font-weight-asian="normal" style:font-name-complex="Arial" style:font-size-complex="11pt" style:font-weight-complex="normal"/>
    </style:style>
    <style:style style:name="T36" style:family="text">
      <style:text-properties fo:font-variant="normal" fo:text-transform="none" fo:color="#000000" style:font-name="Arial" fo:font-size="11pt" fo:letter-spacing="normal" fo:language="fr" fo:country="F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7" style:family="text">
      <style:text-properties fo:font-variant="normal" fo:text-transform="none" fo:color="#000000" style:font-name="Arial" fo:font-size="11pt" fo:letter-spacing="normal" fo:language="fr" fo:country="FR" fo:font-style="italic" style:text-underline-style="none" fo:font-weight="normal" style:font-size-asian="11pt" style:font-style-asian="italic" style:font-weight-asian="normal" style:font-name-complex="Arial" style:font-size-complex="11pt" style:font-style-complex="italic" style:font-weight-complex="normal"/>
    </style:style>
    <style:style style:name="T38" style:family="text">
      <style:text-properties fo:font-variant="normal" fo:text-transform="none" fo:color="#000000" style:font-name="Arial" fo:font-size="11pt" fo:letter-spacing="normal" fo:language="fr" fo:country="FR"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39" style:family="text">
      <style:text-properties fo:font-variant="normal" fo:text-transform="none" fo:color="#000000" style:font-name="Arial" fo:font-size="12pt" fo:letter-spacing="normal" fo:language="fr" fo:country="FR" fo:font-style="normal" style:text-underline-style="none" fo:font-weight="bold" style:font-size-asian="12pt" style:font-style-asian="normal" style:font-weight-asian="bold" style:font-name-complex="Arial" style:font-size-complex="12pt" style:font-weight-complex="bold"/>
    </style:style>
    <style:style style:name="T40" style:family="text">
      <style:text-properties fo:font-variant="normal" fo:text-transform="none" fo:color="#000000" style:font-name="Arial" fo:font-size="12pt" fo:letter-spacing="normal" fo:language="fr" fo:country="FR" fo:font-style="normal" style:text-underline-style="none" fo:font-weight="bold" style:font-name-asian="Arial" style:font-size-asian="12pt" style:font-style-asian="normal" style:font-weight-asian="bold" style:font-name-complex="Arial" style:font-size-complex="12pt" style:font-weight-complex="bold"/>
    </style:style>
    <style:style style:name="T41" style:family="text">
      <style:text-properties fo:font-variant="normal" fo:text-transform="none" fo:color="#000000" style:text-position="super 58%" style:font-name="Arial" fo:font-size="11pt" fo:letter-spacing="normal" fo:language="fr" fo:country="FR"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42" style:family="text">
      <style:text-properties fo:font-variant="normal" fo:text-transform="none"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T43" style:family="text">
      <style:text-properties fo:font-variant="normal" fo:text-transform="none"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4" style:family="text">
      <style:text-properties fo:font-variant="normal" fo:text-transform="none" style:font-name="Arial" fo:letter-spacing="normal" fo:font-style="normal" fo:font-weight="normal" officeooo:rsid="00360b99" style:font-style-asian="normal" style:font-weight-asian="normal" style:font-name-complex="Times New Roman" style:font-style-complex="italic"/>
    </style:style>
    <style:style style:name="T45" style:family="text">
      <style:text-properties fo:font-variant="normal" fo:text-transform="none" style:font-name="Arial" fo:letter-spacing="normal" fo:font-style="normal" fo:font-weight="normal" officeooo:rsid="00360b99" style:font-name-asian="Times New Roman" style:font-style-asian="normal" style:font-weight-asian="normal" style:font-name-complex="Times New Roman" style:font-style-complex="italic"/>
    </style:style>
    <style:style style:name="T46" style:family="text">
      <style:text-properties fo:font-variant="normal" fo:text-transform="none" style:font-name="Arial" fo:letter-spacing="normal" fo:font-style="normal" fo:font-weight="normal" officeooo:rsid="0033fa0b" style:font-name-asian="Times New Roman" style:font-style-asian="normal" style:font-weight-asian="normal" style:font-name-complex="Times New Roman" style:font-style-complex="italic"/>
    </style:style>
    <style:style style:name="T47" style:family="text">
      <style:text-properties fo:font-variant="normal" fo:text-transform="none" style:font-name="Arial" fo:letter-spacing="normal" fo:font-style="normal" fo:font-weight="bold" officeooo:rsid="00360b99" style:font-style-asian="normal" style:font-weight-asian="bold" style:font-name-complex="Times New Roman" style:font-style-complex="italic" style:font-weight-complex="bold"/>
    </style:style>
    <style:style style:name="T48" style:family="text">
      <style:text-properties fo:font-size="12pt" style:text-underline-style="none" fo:font-weight="bold" style:font-size-asian="12pt" style:font-weight-asian="bold" style:font-name-complex="Arial" style:font-size-complex="12pt" style:font-weight-complex="bold"/>
    </style:style>
    <style:style style:name="T49" style:family="text">
      <style:text-properties fo:font-size="12pt" style:text-underline-style="none" fo:font-weight="bold" style:font-name-asian="Arial" style:font-size-asian="12pt" style:font-weight-asian="bold" style:font-name-complex="Arial" style:font-size-complex="12pt" style:font-weight-complex="bold"/>
    </style:style>
    <style:style style:name="T50" style:family="text">
      <style:text-properties fo:font-style="italic" style:font-style-asian="italic" style:font-name-complex="Times New Roman" style:font-style-complex="italic"/>
    </style:style>
    <style:style style:name="T51" style:family="text">
      <style:text-properties fo:font-style="italic" officeooo:rsid="0024fa26" style:font-style-asian="italic" style:font-style-complex="italic"/>
    </style:style>
    <style:style style:name="T52" style:family="text">
      <style:text-properties fo:font-style="italic" fo:font-weight="bold" style:font-style-asian="italic" style:font-weight-asian="bold" style:font-name-complex="Times New Roman" style:font-style-complex="italic" style:font-weight-complex="bold"/>
    </style:style>
    <style:style style:name="T53" style:family="text">
      <style:text-properties fo:font-style="italic" fo:font-weight="bold" style:font-name-asian="Times New Roman" style:font-style-asian="italic" style:font-weight-asian="bold" style:font-name-complex="Times New Roman" style:font-style-complex="italic" style:font-weight-complex="bold"/>
    </style:style>
    <style:style style:name="T54" style:family="text">
      <style:text-properties style:text-position="super 58%" officeooo:rsid="0024fa26" fo:background-color="transparent"/>
    </style:style>
    <style:style style:name="T55" style:family="text">
      <style:text-properties style:font-name-asian="Garamond"/>
    </style:style>
    <style:style style:name="T56" style:family="text">
      <style:text-properties officeooo:rsid="0023738f" style:font-name-asian="Garamond"/>
    </style:style>
    <style:style style:name="T57" style:family="text">
      <style:text-properties style:font-name-complex="Times New Roman"/>
    </style:style>
    <style:style style:name="T58" style:family="text">
      <style:text-properties officeooo:rsid="0010826c" style:font-name-complex="Times New Roman"/>
    </style:style>
    <style:style style:name="T59" style:family="text">
      <style:text-properties officeooo:rsid="0033fa0b" style:font-name-complex="Times New Roman"/>
    </style:style>
    <style:style style:name="T60" style:family="text">
      <style:text-properties style:font-name="Arial" fo:font-size="11pt" style:font-size-asian="11pt" style:font-name-complex="Times New Roman" style:font-size-complex="11pt"/>
    </style:style>
    <style:style style:name="T61" style:family="text">
      <style:text-properties style:font-name="Arial" fo:font-size="11pt" style:font-name-asian="Times New Roman" style:font-size-asian="11pt" style:font-name-complex="Times New Roman" style:font-size-complex="11pt"/>
    </style:style>
    <style:style style:name="T62" style:family="text">
      <style:text-properties fo:font-weight="normal" style:font-weight-asian="normal" style:font-name-complex="Times New Roman" style:font-weight-complex="normal"/>
    </style:style>
    <style:style style:name="T63" style:family="text">
      <style:text-properties fo:language="fr" fo:country="FR" style:letter-kerning="true" style:font-name-asian="DejaVu Sans" style:font-name-complex="Times New Roman" style:language-complex="hi" style:country-complex="IN"/>
    </style:style>
    <style:style style:name="T64" style:family="text">
      <style:text-properties fo:language="fr" fo:country="FR" style:letter-kerning="true" style:font-name-asian="Times New Roman" style:font-name-complex="Times New Roman" style:language-complex="hi" style:country-complex="IN"/>
    </style:style>
    <style:style style:name="T65" style:family="text">
      <style:text-properties fo:language="fr" fo:country="FR" style:letter-kerning="true" style:font-name-complex="Times New Roman" style:language-complex="hi" style:country-complex="IN"/>
    </style:style>
    <style:style style:name="T66" style:family="text">
      <style:text-properties fo:language="fr" fo:country="FR" style:text-underline-style="none"/>
    </style:style>
    <style:style style:name="T67" style:family="text">
      <style:text-properties fo:language="fr" fo:country="FR" style:text-underline-style="none" fo:font-weight="normal" style:font-weight-asian="normal" style:font-weight-complex="normal"/>
    </style:style>
    <style:style style:name="T68" style:family="text">
      <style:text-properties fo:language="fr" fo:country="FR" style:text-underline-style="none" fo:font-weight="normal" style:font-name-asian="Times New Roman" style:font-weight-asian="normal" style:font-weight-complex="normal"/>
    </style:style>
    <style:style style:name="T69" style:family="text">
      <style:text-properties officeooo:rsid="0024fa26"/>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a"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3" style:family="graphic">
      <style:graphic-properties draw:stroke="solid" svg:stroke-width="0.071cm" svg:stroke-color="#3366ff" draw:stroke-linejoin="miter" draw:fill="none" draw:fill-color="#ffffff"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toc-mark text:string-value=" " text:outline-level="1"/></text:p>
      <text:p text:style-name="P20"><text:toc-mark-start text:id="IMark2845896040" text:outline-level="1"/><text:span text:style-name="T4">Description</text:span><text:span text:style-name="T56"> des sujets de recherche </text:span><text:toc-mark-end text:id="IMark2845896040"/></text:p>
      <text:p text:style-name="P20"><text:toc-mark-start text:id="IMark2845896040" text:outline-level="1"/><text:span text:style-name="T56">et </text:span><text:span text:style-name="T4">du</text:span><text:span text:style-name="T55"> </text:span><text:span text:style-name="T4">sujet</text:span><text:span text:style-name="T55"> </text:span><text:span text:style-name="T4">de</text:span><text:span text:style-name="T55"> </text:span><text:span text:style-name="T4">thèse</text:span><text:toc-mark-end text:id="IMark2845896040"/></text:p>
      <text:p text:style-name="P21"/>
      <text:p text:style-name="P21"/>
      <text:p text:style-name="P14"><text:tab/><text:span text:style-name="T8">L'objectif</text:span><text:span text:style-name="T10"> </text:span><text:span text:style-name="T8">de</text:span><text:span text:style-name="T10"> </text:span><text:span text:style-name="T11">ma</text:span><text:span text:style-name="T10"> </text:span><text:span text:style-name="T8">thèse</text:span><text:span text:style-name="T10"> </text:span><text:span text:style-name="T8">consiste</text:span><text:span text:style-name="T10"> </text:span><text:span text:style-name="T8">à</text:span><text:span text:style-name="T10"> </text:span><text:span text:style-name="T8">étudier</text:span><text:span text:style-name="T10"> </text:span><text:span text:style-name="T8">l'apport</text:span><text:span text:style-name="T10"> </text:span><text:span text:style-name="T8">de</text:span><text:span text:style-name="T10"> </text:span><text:span text:style-name="T8">l'apprentissage</text:span><text:span text:style-name="T10"> </text:span><text:span text:style-name="T8">automatique,</text:span><text:span text:style-name="T10"> </text:span><text:span text:style-name="T8">réalisé</text:span><text:span text:style-name="T10"> </text:span><text:span text:style-name="T8">sous</text:span><text:span text:style-name="T10"> </text:span><text:span text:style-name="T8">la</text:span><text:span text:style-name="T10"> </text:span><text:span text:style-name="T8">supervision</text:span><text:span text:style-name="T10"> </text:span><text:span text:style-name="T8">partielle</text:span><text:span text:style-name="T10"> </text:span><text:span text:style-name="T8">d'un</text:span><text:span text:style-name="T10"> </text:span><text:span text:style-name="T8">expert,</text:span><text:span text:style-name="T10"> </text:span><text:span text:style-name="T8">afin</text:span><text:span text:style-name="T10"> </text:span><text:span text:style-name="T8">de</text:span><text:span text:style-name="T10"> </text:span><text:span text:style-name="T8">structurer</text:span><text:span text:style-name="T10"> </text:span><text:span text:style-name="T8">les</text:span><text:span text:style-name="T10"> </text:span><text:span text:style-name="T8">données</text:span><text:span text:style-name="T10"> </text:span><text:span text:style-name="T8">complexes</text:span><text:span text:style-name="T10"> </text:span><text:span text:style-name="T8">disponibles</text:span><text:span text:style-name="T10"> </text:span><text:span text:style-name="T8">sur</text:span><text:span text:style-name="T10"> </text:span><text:span text:style-name="T8">Internet,</text:span><text:span text:style-name="T10"> </text:span><text:span text:style-name="T8">et</text:span><text:span text:style-name="T10"> </text:span><text:span text:style-name="T8">plus</text:span><text:span text:style-name="T10"> </text:span><text:span text:style-name="T8">particulièrement</text:span><text:span text:style-name="T10"> </text:span><text:span text:style-name="T8">les</text:span><text:span text:style-name="T10"> </text:span><text:span text:style-name="T8">documents</text:span><text:span text:style-name="T10"> </text:span><text:span text:style-name="T8">comportant</text:span><text:span text:style-name="T10"> </text:span><text:span text:style-name="T8">du</text:span><text:span text:style-name="T10"> </text:span><text:span text:style-name="T8">texte</text:span><text:span text:style-name="T10"> </text:span><text:span text:style-name="T8">et</text:span><text:span text:style-name="T10"> </text:span><text:span text:style-name="T8">des</text:span><text:span text:style-name="T10"> </text:span><text:span text:style-name="T8">images.</text:span><text:span text:style-name="T10"> </text:span><text:span text:style-name="T8">Pour</text:span><text:span text:style-name="T10"> </text:span><text:span text:style-name="T8">traiter</text:span><text:span text:style-name="T10"> </text:span><text:span text:style-name="T8">cette</text:span><text:span text:style-name="T10"> </text:span><text:span text:style-name="T8">question,</text:span><text:span text:style-name="T10"> </text:span><text:span text:style-name="T8">l'approche</text:span><text:span text:style-name="T10"> </text:span><text:span text:style-name="T8">que</text:span><text:span text:style-name="T10"> </text:span><text:span text:style-name="T8">l</text:span><text:span text:style-name="T10">’</text:span><text:span text:style-name="T8">on</text:span><text:span text:style-name="T10"> </text:span><text:span text:style-name="T8">envisage</text:span><text:span text:style-name="T10"> </text:span><text:span text:style-name="T8">est</text:span><text:span text:style-name="T10"> </text:span><text:span text:style-name="T8">d'utiliser</text:span><text:span text:style-name="T10"> </text:span><text:span text:style-name="T8">des</text:span><text:span text:style-name="T10"> </text:span><text:span text:style-name="T8">méthodes</text:span><text:span text:style-name="T10"> </text:span><text:span text:style-name="T8">dites</text:span><text:span text:style-name="T10"> </text:span><text:span text:style-name="T8">de</text:span><text:span text:style-name="T10"> </text:span><text:span text:style-name="T8">regroupement</text:span><text:span text:style-name="T10"> </text:span><text:span text:style-name="T8">conceptuel</text:span><text:span text:style-name="T10"> </text:span><text:span text:style-name="T8">(conceptual</text:span><text:span text:style-name="T10"> </text:span><text:span text:style-name="T8">clustering).</text:span><text:span text:style-name="T10"> </text:span><text:span text:style-name="T8">Suivant</text:span><text:span text:style-name="T10"> </text:span><text:span text:style-name="T8">cette</text:span><text:span text:style-name="T10"> </text:span><text:span text:style-name="T8">approche,</text:span><text:span text:style-name="T10"> </text:span><text:span text:style-name="T8">des</text:span><text:span text:style-name="T10"> </text:span><text:span text:style-name="T8">travaux</text:span><text:span text:style-name="T10"> </text:span><text:span text:style-name="T8">récents</text:span><text:span text:style-name="T10"> </text:span><text:span text:style-name="T8">cherchent</text:span><text:span text:style-name="T10"> </text:span><text:span text:style-name="T8">à</text:span><text:span text:style-name="T10"> </text:span><text:span text:style-name="T8">structurer</text:span><text:span text:style-name="T10"> </text:span><text:span text:style-name="T8">l'information</text:span><text:span text:style-name="T10"> </text:span><text:span text:style-name="T8">disponible</text:span><text:span text:style-name="T10"> </text:span><text:span text:style-name="T8">à</text:span><text:span text:style-name="T10"> </text:span><text:span text:style-name="T8">partir</text:span><text:span text:style-name="T10"> </text:span><text:span text:style-name="T8">de</text:span><text:span text:style-name="T10"> </text:span><text:span text:style-name="T8">textes</text:span><text:span text:style-name="T10"> </text:span><text:span text:style-name="T8">(livres,</text:span><text:span text:style-name="T10"> </text:span><text:span text:style-name="T8">dictionnaires,</text:span><text:span text:style-name="T10"> </text:span><text:span text:style-name="T8">annuaires,</text:span><text:span text:style-name="T10"> </text:span><text:span text:style-name="T8">lexiques,</text:span><text:span text:style-name="T10"> </text:span><text:span text:style-name="T8">etc.)</text:span><text:span text:style-name="T10"> </text:span><text:span text:style-name="T8">sous</text:span><text:span text:style-name="T10"> </text:span><text:span text:style-name="T8">la</text:span><text:span text:style-name="T10"> </text:span><text:span text:style-name="T8">forme</text:span><text:span text:style-name="T10"> </text:span><text:span text:style-name="T8">de</text:span><text:span text:style-name="T10"> </text:span><text:span text:style-name="T8">hiérarchies</text:span><text:span text:style-name="T10"> </text:span><text:span text:style-name="T8">de</text:span><text:span text:style-name="T10"> </text:span><text:span text:style-name="T8">concepts</text:span><text:span text:style-name="T10"> </text:span><text:span text:style-name="T8">afin,</text:span><text:span text:style-name="T10"> </text:span><text:span text:style-name="T8">par</text:span><text:span text:style-name="T10"> </text:span><text:span text:style-name="T8">exemple,</text:span><text:span text:style-name="T10"> </text:span><text:span text:style-name="T8">d'améliorer</text:span><text:span text:style-name="T10"> </text:span><text:span text:style-name="T8">l'indexation</text:span><text:span text:style-name="T10"> </text:span><text:span text:style-name="T8">de</text:span><text:span text:style-name="T10"> </text:span><text:span text:style-name="T8">ces</text:span><text:span text:style-name="T10"> </text:span><text:span text:style-name="T8">documents</text:span><text:span text:style-name="T10"> </text:span><text:span text:style-name="T8">et/ou</text:span><text:span text:style-name="T10"> </text:span><text:span text:style-name="T8">de</text:span><text:span text:style-name="T10"> </text:span><text:span text:style-name="T8">constituer</text:span><text:span text:style-name="T10"> </text:span><text:span text:style-name="T8">des</text:span><text:span text:style-name="T10"> </text:span><text:span text:style-name="T8">ontologies.</text:span><text:span text:style-name="T10"> </text:span><text:span text:style-name="T8">Il</text:span><text:span text:style-name="T10"> </text:span><text:span text:style-name="T8">a</text:span><text:span text:style-name="T10"> </text:span><text:span text:style-name="T8">été</text:span><text:span text:style-name="T10"> </text:span><text:span text:style-name="T8">clairement</text:span><text:span text:style-name="T10"> </text:span><text:span text:style-name="T8">montré</text:span><text:span text:style-name="T10"> </text:span><text:span text:style-name="T8">que</text:span><text:span text:style-name="T10"> </text:span><text:span text:style-name="T8">ce</text:span><text:span text:style-name="T10"> </text:span><text:span text:style-name="T8">processus</text:span><text:span text:style-name="T10"> </text:span><text:span text:style-name="T8">ne</text:span><text:span text:style-name="T10"> </text:span><text:span text:style-name="T8">peut</text:span><text:span text:style-name="T10"> </text:span><text:span text:style-name="T8">être</text:span><text:span text:style-name="T10"> </text:span><text:span text:style-name="T8">totalement</text:span><text:span text:style-name="T10"> </text:span><text:span text:style-name="T8">réalisé</text:span><text:span text:style-name="T10"> </text:span><text:span text:style-name="T8">de</text:span><text:span text:style-name="T10"> </text:span><text:span text:style-name="T8">manière</text:span><text:span text:style-name="T10"> </text:span><text:span text:style-name="T8">automatique</text:span><text:span text:style-name="T10"> </text:span><text:span text:style-name="T8">et</text:span><text:span text:style-name="T10"> </text:span><text:span text:style-name="T8">qu'un</text:span><text:span text:style-name="T10"> </text:span><text:span text:style-name="T8">expert</text:span><text:span text:style-name="T10"> </text:span><text:span text:style-name="T8">doit</text:span><text:span text:style-name="T10"> </text:span><text:span text:style-name="T8">intervenir</text:span><text:span text:style-name="T10"> </text:span><text:span text:style-name="T8">à</text:span><text:span text:style-name="T10"> </text:span><text:span text:style-name="T8">un</text:span><text:span text:style-name="T10"> </text:span><text:span text:style-name="T8">niveau</text:span><text:span text:style-name="T10"> </text:span><text:span text:style-name="T8">ou</text:span><text:span text:style-name="T10"> </text:span><text:span text:style-name="T8">à</text:span><text:span text:style-name="T10"> </text:span><text:span text:style-name="T8">un</text:span><text:span text:style-name="T10"> </text:span><text:span text:style-name="T8">autre</text:span><text:span text:style-name="T10"> </text:span><text:span text:style-name="T8">de</text:span><text:span text:style-name="T10"> </text:span><text:span text:style-name="T8">la</text:span><text:span text:style-name="T10"> </text:span><text:span text:style-name="T8">chaîne</text:span><text:span text:style-name="T10"> </text:span><text:span text:style-name="T8">de</text:span><text:span text:style-name="T10"> </text:span><text:span text:style-name="T8">traitement.</text:span><text:span text:style-name="T10"> </text:span><text:span text:style-name="T8">La</text:span><text:span text:style-name="T10"> </text:span><text:span text:style-name="T8">piste</text:span><text:span text:style-name="T10"> </text:span><text:span text:style-name="T8">originale</text:span><text:span text:style-name="T10"> </text:span><text:span text:style-name="T8">que</text:span><text:span text:style-name="T10"> </text:span><text:span text:style-name="T8">nous</text:span><text:span text:style-name="T10"> </text:span><text:span text:style-name="T8">proposons</text:span><text:span text:style-name="T10"> </text:span><text:span text:style-name="T8">pour</text:span><text:span text:style-name="T10"> </text:span><text:span text:style-name="T8">la</text:span><text:span text:style-name="T10"> </text:span><text:span text:style-name="T8">thèse</text:span><text:span text:style-name="T10"> </text:span><text:span text:style-name="T8">est,</text:span><text:span text:style-name="T10"> </text:span><text:span text:style-name="T8">d'une</text:span><text:span text:style-name="T10"> </text:span><text:span text:style-name="T8">part,</text:span><text:span text:style-name="T10"> </text:span><text:span text:style-name="T8">d'autoriser</text:span><text:span text:style-name="T10"> </text:span><text:span text:style-name="T8">des</text:span><text:span text:style-name="T10"> </text:span><text:span text:style-name="T8">recouvrements</text:span><text:span text:style-name="T10"> </text:span><text:span text:style-name="T8">dans</text:span><text:span text:style-name="T10"> </text:span><text:span text:style-name="T8">les</text:span><text:span text:style-name="T10"> </text:span><text:span text:style-name="T8">concepts</text:span><text:span text:style-name="T10"> </text:span><text:span text:style-name="T8">extraits</text:span><text:span text:style-name="T10"> </text:span><text:span text:style-name="T8">des</text:span><text:span text:style-name="T10"> </text:span><text:span text:style-name="T8">textes,</text:span><text:span text:style-name="T10"> </text:span><text:span text:style-name="T8">qui</text:span><text:span text:style-name="T10"> </text:span><text:span text:style-name="T8">serviront</text:span><text:span text:style-name="T10"> </text:span><text:span text:style-name="T8">de</text:span><text:span text:style-name="T10"> </text:span><text:span text:style-name="T8">«</text:span><text:span text:style-name="T10"> </text:span><text:span text:style-name="T8">briques</text:span><text:span text:style-name="T10"> </text:span><text:span text:style-name="T8">»</text:span><text:span text:style-name="T10"> </text:span><text:span text:style-name="T8">à</text:span><text:span text:style-name="T10"> </text:span><text:span text:style-name="T8">la</text:span><text:span text:style-name="T10"> </text:span><text:span text:style-name="T8">hiérarchie</text:span><text:span text:style-name="T10"> </text:span><text:span text:style-name="T8">construite,</text:span><text:span text:style-name="T10"> </text:span><text:span text:style-name="T8">et,</text:span><text:span text:style-name="T10"> </text:span><text:span text:style-name="T8">d'autre</text:span><text:span text:style-name="T10"> </text:span><text:span text:style-name="T8">part,</text:span><text:span text:style-name="T10"> </text:span><text:span text:style-name="T8">d'utiliser</text:span><text:span text:style-name="T10"> </text:span><text:span text:style-name="T8">une</text:span><text:span text:style-name="T10"> </text:span><text:span text:style-name="T8">supervision</text:span><text:span text:style-name="T10"> </text:span><text:span text:style-name="T8">partielle</text:span><text:span text:style-name="T10"> </text:span><text:span text:style-name="T8">sous</text:span><text:span text:style-name="T10"> </text:span><text:span text:style-name="T8">la</text:span><text:span text:style-name="T10"> </text:span><text:span text:style-name="T8">forme</text:span><text:span text:style-name="T10"> </text:span><text:span text:style-name="T8">de</text:span><text:span text:style-name="T10"> </text:span><text:span text:style-name="T8">codes</text:span><text:span text:style-name="T10"> </text:span><text:span text:style-name="T8">(ou</text:span><text:span text:style-name="T10"> </text:span><text:span text:style-name="T8">tags)</text:span><text:span text:style-name="T10"> </text:span><text:span text:style-name="T8">qui</text:span><text:span text:style-name="T10"> </text:span><text:span text:style-name="T8">sont</text:span><text:span text:style-name="T10"> </text:span><text:span text:style-name="T8">donnés</text:span><text:span text:style-name="T10"> </text:span><text:span text:style-name="T8">par</text:span><text:span text:style-name="T10"> </text:span><text:span text:style-name="T8">l'expert</text:span><text:span text:style-name="T10"> </text:span><text:span text:style-name="T8">non</text:span><text:span text:style-name="T10"> </text:span><text:span text:style-name="T8">informaticien</text:span><text:span text:style-name="T10"> </text:span><text:span text:style-name="T8">sur</text:span><text:span text:style-name="T10"> </text:span><text:span text:style-name="T8">une</text:span><text:span text:style-name="T10"> </text:span><text:span text:style-name="T8">partie</text:span><text:span text:style-name="T10"> </text:span><text:span text:style-name="T8">des</text:span><text:span text:style-name="T10"> </text:span><text:span text:style-name="T8">données</text:span><text:span text:style-name="T10"> </text:span><text:span text:style-name="T8">en</text:span><text:span text:style-name="T10"> </text:span><text:span text:style-name="T8">fonction</text:span><text:span text:style-name="T10"> </text:span><text:span text:style-name="T8">de</text:span><text:span text:style-name="T10"> </text:span><text:span text:style-name="T8">sa</text:span><text:span text:style-name="T10"> </text:span><text:span text:style-name="T8">problématique</text:span><text:span text:style-name="T10"> </text:span><text:span text:style-name="T8">de</text:span><text:span text:style-name="T10"> </text:span><text:span text:style-name="T8">recherche.</text:span><text:span text:style-name="T10"> </text:span></text:p>
      <text:p text:style-name="P9"/>
      <text:p text:style-name="P4"><text:span text:style-name="T57"><text:tab/></text:span><text:span text:style-name="T58">Les d</text:span><text:span text:style-name="T57">ifférents</text:span><text:span text:style-name="T5"> </text:span><text:span text:style-name="T57">parties</text:span><text:span text:style-name="T5"> </text:span><text:span text:style-name="T57">qui</text:span><text:span text:style-name="T5"> </text:span><text:span text:style-name="T57">composent</text:span><text:span text:style-name="T5"> </text:span><text:span text:style-name="T57">la</text:span><text:span text:style-name="T5"> </text:span><text:span text:style-name="T57">problématique</text:span><text:span text:style-name="T5"> </text:span><text:span text:style-name="T57">de</text:span><text:span text:style-name="T5"> </text:span><text:span text:style-name="T57">la</text:span><text:span text:style-name="T5"> </text:span><text:span text:style-name="T57">thèse</text:span><text:span text:style-name="T5"> </text:span><text:span text:style-name="T57">ont</text:span><text:span text:style-name="T5"> </text:span><text:span text:style-name="T57">été</text:span><text:span text:style-name="T5"> </text:span><text:span text:style-name="T57">abordées</text:span><text:span text:style-name="T5"> </text:span><text:span text:style-name="T57">et</text:span><text:span text:style-name="T5"> </text:span><text:span text:style-name="T57">étudiées</text:span><text:span text:style-name="T5"> </text:span><text:span text:style-name="T57">en</text:span><text:span text:style-name="T5"> </text:span><text:span text:style-name="T57">parallèle.</text:span><text:span text:style-name="T5"> </text:span><text:span text:style-name="T57">Une</text:span><text:span text:style-name="T5"> </text:span><text:span text:style-name="T57">des</text:span><text:span text:style-name="T5"> </text:span><text:span text:style-name="T57">premières</text:span><text:span text:style-name="T5"> </text:span><text:span text:style-name="T57">conclusions</text:span><text:span text:style-name="T5"> </text:span><text:span text:style-name="T57">que</text:span><text:span text:style-name="T5"> </text:span><text:span text:style-name="T57">nous</text:span><text:span text:style-name="T5"> </text:span><text:span text:style-name="T57">avons</text:span><text:span text:style-name="T5"> </text:span><text:span text:style-name="T57">tirée</text:span><text:span text:style-name="T5"> </text:span><text:span text:style-name="T57">est</text:span><text:span text:style-name="T5"> </text:span><text:span text:style-name="T57">que</text:span><text:span text:style-name="T5"> </text:span><text:span text:style-name="T57">les</text:span><text:span text:style-name="T5"> </text:span><text:span text:style-name="T57">connaissances</text:span><text:span text:style-name="T5"> </text:span><text:span text:style-name="T57">a</text:span><text:span text:style-name="T5"> </text:span><text:span text:style-name="T57">priori</text:span><text:span text:style-name="T5"> </text:span><text:span text:style-name="T57">peuvent</text:span><text:span text:style-name="T5"> </text:span><text:span text:style-name="T57">être</text:span><text:span text:style-name="T5"> </text:span><text:span text:style-name="T57">utilisées</text:span><text:span text:style-name="T5"> </text:span><text:span text:style-name="T57">à</text:span><text:span text:style-name="T5"> </text:span><text:span text:style-name="T57">plusieurs</text:span><text:span text:style-name="T5"> </text:span><text:span text:style-name="T57">niveaux</text:span><text:span text:style-name="T5"> </text:span><text:span text:style-name="T57">pour</text:span><text:span text:style-name="T5"> </text:span><text:span text:style-name="T57">améliorer</text:span><text:span text:style-name="T5"> </text:span><text:span text:style-name="T57">les</text:span><text:span text:style-name="T5"> </text:span><text:span text:style-name="T57">résultats</text:span><text:span text:style-name="T5"> </text:span><text:span text:style-name="T57">des</text:span><text:span text:style-name="T5"> </text:span><text:span text:style-name="T57">algorithmes</text:span><text:span text:style-name="T5"> </text:span><text:span text:style-name="T57">d</text:span><text:span text:style-name="T5">’</text:span><text:span text:style-name="T57">apprentissage</text:span><text:span text:style-name="T5"> </text:span><text:span text:style-name="T57">automatique.</text:span><text:span text:style-name="T5"> </text:span><text:span text:style-name="T57">Parmi</text:span><text:span text:style-name="T5"> </text:span><text:span text:style-name="T57">eux,</text:span><text:span text:style-name="T5"> </text:span><text:span text:style-name="T6">les </text:span><text:span text:style-name="T57">plus</text:span><text:span text:style-name="T5"> </text:span><text:span text:style-name="T57">importantes :</text:span><text:span text:style-name="T5"> </text:span><text:span text:style-name="T57">la</text:span><text:span text:style-name="T5"> </text:span><text:span text:style-name="T57">création</text:span><text:span text:style-name="T5"> </text:span><text:span text:style-name="T57">semi-supervisée</text:span><text:span text:style-name="T5"> </text:span><text:span text:style-name="T57">de</text:span><text:span text:style-name="T5"> </text:span><text:span text:style-name="T57">la</text:span><text:span text:style-name="T5"> </text:span><text:span text:style-name="T57">représentation</text:span><text:span text:style-name="T5"> </text:span><text:span text:style-name="T57">numérique</text:span><text:span text:style-name="T5"> </text:span><text:span text:style-name="T57">des</text:span><text:span text:style-name="T5"> </text:span><text:span text:style-name="T57">individus</text:span><text:span text:style-name="T5">, </text:span><text:span text:style-name="T57">l'injection</text:span><text:span text:style-name="T5"> </text:span><text:span text:style-name="T57">des</text:span><text:span text:style-name="T5"> </text:span><text:span text:style-name="T57">connaissances</text:span><text:span text:style-name="T5"> </text:span><text:span text:style-name="T57">dans</text:span><text:span text:style-name="T5"> </text:span><text:span text:style-name="T57">les</text:span><text:span text:style-name="T5"> </text:span><text:span text:style-name="T57">algorithmes</text:span><text:span text:style-name="T5"> </text:span><text:span text:style-name="T57">(algorithmes</text:span><text:span text:style-name="T5"> </text:span><text:span text:style-name="T57">semi-supervisées), </text:span><text:span text:style-name="T59">utilisation de la dimension temporelle comme une connaissance supervisé et la détection des évolutions typiques.</text:span></text:p>
      <text:p text:style-name="P9"/>
      <text:p text:style-name="P18">Création de la représentation numérique</text:p>
      <text:p text:style-name="P10"/>
      <text:p text:style-name="P4"><text:span text:style-name="T57"><text:tab/>Parmi</text:span><text:span text:style-name="T5"> </text:span><text:span text:style-name="T57">les</text:span><text:span text:style-name="T5"> </text:span><text:span text:style-name="T57">éléments</text:span><text:span text:style-name="T5"> </text:span><text:span text:style-name="T57">du</text:span><text:span text:style-name="T5"> </text:span><text:span text:style-name="T57">document</text:span><text:span text:style-name="T5"> </text:span><text:span text:style-name="T57">complexes,</text:span><text:span text:style-name="T5"> </text:span><text:span text:style-name="T57">on</text:span><text:span text:style-name="T5"> </text:span><text:span text:style-name="T57">s'est</text:span><text:span text:style-name="T5"> </text:span><text:span text:style-name="T57">intéressé</text:span><text:span text:style-name="T5"> </text:span><text:span text:style-name="T57">à</text:span><text:span text:style-name="T5"> </text:span><text:span text:style-name="T57">la</text:span><text:span text:style-name="T5"> </text:span><text:span text:style-name="T57">façon</text:span><text:span text:style-name="T5"> </text:span><text:span text:style-name="T57">d</text:span><text:span text:style-name="T5">’</text:span><text:span text:style-name="T57">introduire</text:span><text:span text:style-name="T5"> </text:span><text:span text:style-name="T57">des</text:span><text:span text:style-name="T5"> </text:span><text:span text:style-name="T57">connaissances</text:span><text:span text:style-name="T5"> </text:span><text:span text:style-name="T57">expert</text:span><text:span text:style-name="T5"> </text:span><text:span text:style-name="T57">pour</text:span><text:span text:style-name="T5"> </text:span><text:span text:style-name="T57">deux</text:span><text:span text:style-name="T5"> </text:span><text:span text:style-name="T57">des</text:span><text:span text:style-name="T5"> </text:span><text:span text:style-name="T57">plus</text:span><text:span text:style-name="T5"> </text:span><text:span text:style-name="T57">importants :</text:span><text:span text:style-name="T5"> </text:span><text:span text:style-name="T57">le</text:span><text:span text:style-name="T5"> </text:span><text:span text:style-name="T57">texte</text:span><text:span text:style-name="T5"> </text:span><text:span text:style-name="T57">et</text:span><text:span text:style-name="T5"> </text:span><text:span text:style-name="T57">l'image.</text:span></text:p>
      <text:p text:style-name="P11"/>
      <text:p text:style-name="P4"><text:span text:style-name="T50"><text:tab/></text:span><text:span text:style-name="T52">Le</text:span><text:span text:style-name="T53"> </text:span><text:span text:style-name="T52">texte.</text:span><text:span text:style-name="T50"> </text:span><text:span text:style-name="T57">La</text:span><text:span text:style-name="T5"> </text:span><text:span text:style-name="T57">littérature</text:span><text:span text:style-name="T5"> </text:span><text:span text:style-name="T57">propose</text:span><text:span text:style-name="T5"> </text:span><text:span text:style-name="T57">une</text:span><text:span text:style-name="T5"> </text:span><text:span text:style-name="T57">multitude</text:span><text:span text:style-name="T5"> </text:span><text:span text:style-name="T57">d</text:span><text:span text:style-name="T5">’</text:span><text:span text:style-name="T57">algorithmes</text:span><text:span text:style-name="T5"> </text:span><text:span text:style-name="T57">d'extraction/construction</text:span><text:span text:style-name="T5"> </text:span><text:span text:style-name="T57">des</text:span><text:span text:style-name="T5"> </text:span><text:span text:style-name="T57">thématique</text:span><text:span text:style-name="T5"> </text:span><text:span text:style-name="T57">à</text:span><text:span text:style-name="T5"> </text:span><text:span text:style-name="T57">partir</text:span><text:span text:style-name="T5"> </text:span><text:span text:style-name="T57">de</text:span><text:span text:style-name="T5"> </text:span><text:span text:style-name="T57">textes,</text:span><text:span text:style-name="T5"> </text:span><text:span text:style-name="T57">mais</text:span><text:span text:style-name="T5"> </text:span><text:span text:style-name="T57">elle</text:span><text:span text:style-name="T5"> </text:span><text:span text:style-name="T57">ne</text:span><text:span text:style-name="T5"> </text:span><text:span text:style-name="T57">propose</text:span><text:span text:style-name="T5"> </text:span><text:span text:style-name="T57">pas</text:span><text:span text:style-name="T5"> </text:span><text:span text:style-name="T57">de</text:span><text:span text:style-name="T5"> </text:span><text:span text:style-name="T57">mesures</text:span><text:span text:style-name="T5"> </text:span><text:span text:style-name="T57">pour</text:span><text:span text:style-name="T5"> </text:span><text:span text:style-name="T57">les</text:span><text:span text:style-name="T5"> </text:span><text:span text:style-name="T57">évaluer</text:span><text:span text:style-name="T5"> </text:span><text:span text:style-name="T57">automatiquement.</text:span><text:span text:style-name="T5"> </text:span><text:span text:style-name="T57">Nous</text:span><text:span text:style-name="T5"> </text:span><text:span text:style-name="T57">avons</text:span><text:span text:style-name="T5"> </text:span><text:span text:style-name="T57">proposé</text:span><text:span text:style-name="T5"> </text:span><text:span text:style-name="T57">des</text:span><text:span text:style-name="T5"> </text:span><text:span text:style-name="T57">mesures</text:span><text:span text:style-name="T5"> </text:span><text:span text:style-name="T57">basées</text:span><text:span text:style-name="T5"> </text:span><text:span text:style-name="T57">sur</text:span><text:span text:style-name="T5"> </text:span><text:span text:style-name="T57">de</text:span><text:span text:style-name="T5"> </text:span><text:span text:style-name="T57">l'information</text:span><text:span text:style-name="T5"> </text:span><text:span text:style-name="T57">experte</text:span><text:span text:style-name="T5"> </text:span><text:span text:style-name="T57">présentée</text:span><text:span text:style-name="T5"> </text:span><text:span text:style-name="T57">sous</text:span><text:span text:style-name="T5"> </text:span><text:span text:style-name="T57">forme</text:span><text:span text:style-name="T5"> </text:span><text:span text:style-name="T57">de</text:span><text:span text:style-name="T5"> </text:span><text:span text:style-name="T57">hiérarchies</text:span><text:span text:style-name="T5"> </text:span><text:span text:style-name="T57">de</text:span><text:span text:style-name="T5"> </text:span><text:span text:style-name="T57">concepts</text:span><text:span text:style-name="T5"> </text:span><text:span text:style-name="T57">(ontologies,</text:span><text:span text:style-name="T5"> </text:span><text:span text:style-name="T57">ex.</text:span><text:span text:style-name="T5"> </text:span><text:span text:style-name="T57">WordNet).</text:span><text:span text:style-name="T5"> </text:span><text:span text:style-name="T57">En</text:span><text:span text:style-name="T5"> </text:span><text:span text:style-name="T57">se</text:span><text:span text:style-name="T5"> </text:span><text:span text:style-name="T57">basant</text:span><text:span text:style-name="T5"> </text:span><text:span text:style-name="T57">sur</text:span><text:span text:style-name="T5"> </text:span><text:span text:style-name="T57">la</text:span><text:span text:style-name="T5"> </text:span><text:span text:style-name="T57">distance</text:span><text:span text:style-name="T5"> </text:span><text:span text:style-name="T57">entre</text:span><text:span text:style-name="T5"> </text:span><text:span text:style-name="T57">les</text:span><text:span text:style-name="T5"> </text:span><text:span text:style-name="T57">nœuds</text:span><text:span text:style-name="T5"> </text:span><text:span text:style-name="T57">dans</text:span><text:span text:style-name="T5"> </text:span><text:span text:style-name="T57">l'arbre</text:span><text:span text:style-name="T5"> </text:span><text:span text:style-name="T57">des</text:span><text:span text:style-name="T5"> </text:span><text:span text:style-name="T57">concepts,</text:span><text:span text:style-name="T5"> </text:span><text:span text:style-name="T57">des</text:span><text:span text:style-name="T5"> </text:span><text:span text:style-name="T57">scores</text:span><text:span text:style-name="T5"> </text:span><text:span text:style-name="T57">peuvent</text:span><text:span text:style-name="T5"> </text:span><text:span text:style-name="T57">être</text:span><text:span text:style-name="T5"> </text:span><text:span text:style-name="T57">calculés</text:span><text:span text:style-name="T5"> </text:span><text:span text:style-name="T57">automatiquement</text:span><text:span text:style-name="T5"> </text:span><text:span text:style-name="T57">pour</text:span><text:span text:style-name="T5"> </text:span><text:span text:style-name="T57">évaluer</text:span><text:span text:style-name="T5"> </text:span><text:span text:style-name="T57">les</text:span><text:span text:style-name="T5"> </text:span><text:span text:style-name="T57">thématique</text:span><text:span text:style-name="T5"> </text:span><text:span text:style-name="T57">et</text:span><text:span text:style-name="T5"> </text:span><text:span text:style-name="T57">leur</text:span><text:span text:style-name="T5"> </text:span><text:bookmark text:name="result_box1"/>pertinence<text:span text:style-name="T57">.</text:span><text:span text:style-name="T5"> </text:span><text:span text:style-name="T57">Ainsi,</text:span><text:span text:style-name="T5"> </text:span><text:span text:style-name="T57">les</text:span><text:span text:style-name="T5"> </text:span><text:span text:style-name="T57">mesures</text:span><text:span text:style-name="T5"> </text:span><text:span text:style-name="T57">peuvent</text:span><text:span text:style-name="T5"> </text:span><text:span text:style-name="T57">être</text:span><text:span text:style-name="T5"> </text:span><text:span text:style-name="T57">utilisées</text:span><text:span text:style-name="T5"> </text:span><text:span text:style-name="T57">comme</text:span><text:span text:style-name="T5"> </text:span><text:span text:style-name="T57">étape</text:span><text:span text:style-name="T5"> </text:span><text:span text:style-name="T57">de</text:span><text:span text:style-name="T5"> </text:span><text:span text:style-name="T57">filtrage</text:span><text:span text:style-name="T5"> </text:span><text:span text:style-name="T57">pour</text:span><text:span text:style-name="T5"> </text:span><text:span text:style-name="T57">améliorer</text:span><text:span text:style-name="T5"> </text:span><text:span text:style-name="T57">les</text:span><text:span text:style-name="T5"> </text:span><text:span text:style-name="T57">algorithmes</text:span><text:span text:style-name="T5"> </text:span><text:span text:style-name="T57">de</text:span><text:span text:style-name="T5"> </text:span><text:span text:style-name="T57">construction</text:span><text:span text:style-name="T5"> </text:span><text:span text:style-name="T57">des</text:span><text:span text:style-name="T5"> </text:span><text:span text:style-name="T57">thématique.</text:span></text:p>
      <text:p text:style-name="P6"><text:span text:style-name="T57"><text:tab/>La</text:span><text:span text:style-name="T5"> </text:span><text:span text:style-name="T57">recherche</text:span><text:span text:style-name="T5"> </text:span><text:span text:style-name="T57">sur</text:span><text:span text:style-name="T5"> </text:span><text:span text:style-name="T57">la</text:span><text:span text:style-name="T5"> </text:span><text:span text:style-name="T57">partie</text:span><text:span text:style-name="T5"> </text:span><text:span text:style-name="T57">évaluation</text:span><text:span text:style-name="T5"> </text:span><text:span text:style-name="T57">de</text:span><text:span text:style-name="T5"> </text:span><text:span text:style-name="T57">thématique</text:span><text:span text:style-name="T5"> </text:span><text:span text:style-name="T57">s'est</text:span><text:span text:style-name="T5"> </text:span><text:span text:style-name="T57">matérialisée</text:span><text:span text:style-name="T5"> </text:span><text:span text:style-name="T57">sous</text:span><text:span text:style-name="T5"> </text:span><text:span text:style-name="T57">la</text:span><text:span text:style-name="T5"> </text:span><text:span text:style-name="T57">forme</text:span><text:span text:style-name="T5"> </text:span><text:span text:style-name="T57">de</text:span><text:span text:style-name="T5"> </text:span><text:span text:style-name="T57">deux</text:span><text:span text:style-name="T5"> </text:span><text:span text:style-name="T57">articles</text:span><text:span text:style-name="T5"> </text:span><text:span text:style-name="T57">dans</text:span><text:span text:style-name="T5"> </text:span><text:span text:style-name="T57">des</text:span><text:span text:style-name="T5"> </text:span><text:span text:style-name="T57">conférences internationales</text:span><text:span text:style-name="T5"> </text:span><text:span text:style-name="T2">[</text:span><text:span text:style-name="T3">d</text:span><text:span text:style-name="T2">][</text:span><text:span text:style-name="T3">e</text:span><text:span text:style-name="T2">], </text:span><text:span text:style-name="T62">nationales</text:span><text:span text:style-name="T2"> [</text:span><text:span text:style-name="T3">f</text:span><text:span text:style-name="T2">]</text:span><text:span text:style-name="T5"> </text:span><text:span text:style-name="T57">et</text:span><text:span text:style-name="T5"> </text:span><text:span text:style-name="T57">un</text:span><text:span text:style-name="T5"> </text:span><text:span text:style-name="T57">article</text:span><text:span text:style-name="T5"> </text:span><text:span text:style-name="T57">de</text:span><text:span text:style-name="T5"> </text:span><text:span text:style-name="T57">journal</text:span><text:span text:style-name="T5"> </text:span><text:span text:style-name="T2">[</text:span><text:span text:style-name="T3">b</text:span><text:span text:style-name="T2">]</text:span><text:span text:style-name="T57">. La</text:span><text:span text:style-name="T5"> </text:span><text:span text:style-name="T57">recherche</text:span><text:span text:style-name="T5"> </text:span><text:span text:style-name="T57">sur</text:span><text:span text:style-name="T5"> </text:span><text:span text:style-name="T57">la</text:span><text:span text:style-name="T5"> </text:span><text:span text:style-name="T7">détection des thématiques</text:span><text:span text:style-name="T5"> </text:span><text:span text:style-name="T57">a</text:span><text:span text:style-name="T5"> </text:span><text:span text:style-name="T57">été</text:span><text:span text:style-name="T5"> </text:span><text:span text:style-name="T57">valorisée</text:span><text:span text:style-name="T5"> </text:span><text:span text:style-name="T57">par</text:span><text:span text:style-name="T5"> </text:span><text:span text:style-name="T57">la</text:span><text:span text:style-name="T5"> </text:span><text:span text:style-name="T57">publication</text:span><text:span text:style-name="T5"> </text:span><text:span text:style-name="T57">d'un</text:span><text:span text:style-name="T5"> </text:span><text:span text:style-name="T57">chapitre</text:span><text:span text:style-name="T5"> </text:span><text:span text:style-name="T57">de</text:span><text:span text:style-name="T5"> </text:span><text:span text:style-name="T57">livre</text:span><text:span text:style-name="T5"> </text:span><text:span text:style-name="T57">sur</text:span><text:span text:style-name="T5"> </text:span><text:span text:style-name="T57">l'extraction</text:span><text:span text:style-name="T5"> </text:span><text:span text:style-name="T57">des</text:span><text:span text:style-name="T5"> </text:span><text:span text:style-name="T57">thématiques</text:span><text:span text:style-name="T5"> </text:span><text:span text:style-name="T57">pour</text:span><text:span text:style-name="T5"> </text:span><text:span text:style-name="T57">la</text:span><text:span text:style-name="T5"> </text:span><text:span text:style-name="T57">construction</text:span><text:span text:style-name="T5"> </text:span><text:span text:style-name="T57">automatique</text:span><text:span text:style-name="T5"> </text:span><text:span text:style-name="T57">des</text:span><text:span text:style-name="T5"> </text:span><text:span text:style-name="T57">ontologies</text:span><text:span text:style-name="T5"> </text:span><text:span text:style-name="T2">[e]</text:span><text:span text:style-name="T57">.</text:span></text:p>
      <text:p text:style-name="P4"><text:span text:style-name="T50"><text:tab/></text:span><text:span text:style-name="T52">L'image.</text:span><text:span text:style-name="T50"> </text:span><text:span text:style-name="T57">Pour</text:span><text:span text:style-name="T5"> </text:span><text:span text:style-name="T57">traiter</text:span><text:span text:style-name="T5"> </text:span><text:span text:style-name="T57">les</text:span><text:span text:style-name="T5"> </text:span><text:span text:style-name="T57">images</text:span><text:span text:style-name="T5"> </text:span><text:span text:style-name="T57">des</text:span><text:span text:style-name="T5"> </text:span><text:span text:style-name="T57">documents</text:span><text:span text:style-name="T5"> </text:span><text:span text:style-name="T57">complexes,</text:span><text:span text:style-name="T5"> </text:span><text:span text:style-name="T57">il</text:span><text:span text:style-name="T5"> </text:span><text:span text:style-name="T57">est</text:span><text:span text:style-name="T5"> </text:span><text:span text:style-name="T57">nécessaire</text:span><text:span text:style-name="T5"> </text:span><text:span text:style-name="T57">de</text:span><text:span text:style-name="T5"> </text:span><text:span text:style-name="T57">les</text:span><text:span text:style-name="T5"> </text:span><text:span text:style-name="T57">rendre</text:span><text:span text:style-name="T5"> </text:span><text:span text:style-name="T57">dans</text:span><text:span text:style-name="T5"> </text:span><text:span text:style-name="T57">un</text:span><text:span text:style-name="T5"> </text:span><text:span text:style-name="T57">format</text:span><text:span text:style-name="T5"> </text:span><text:span text:style-name="T57">compatible</text:span><text:span text:style-name="T5"> </text:span><text:span text:style-name="T57">avec</text:span><text:span text:style-name="T5"> </text:span><text:span text:style-name="T57">les</text:span><text:span text:style-name="T5"> </text:span><text:span text:style-name="T57">données</text:span><text:span text:style-name="T5"> </text:span><text:span text:style-name="T57">textuelles.</text:span><text:span text:style-name="T5"> </text:span><text:span text:style-name="T57">Pour</text:span><text:span text:style-name="T5"> </text:span><text:span text:style-name="T57">cela</text:span><text:span text:style-name="T5"> </text:span><text:span text:style-name="T57">on</text:span><text:span text:style-name="T5"> </text:span><text:span text:style-name="T57">a</text:span><text:span text:style-name="T5"> </text:span><text:span text:style-name="T57">choisi</text:span><text:span text:style-name="T5"> </text:span><text:span text:style-name="T57">d'utiliser</text:span><text:span text:style-name="T5"> </text:span><text:span text:style-name="T57">une</text:span><text:span text:style-name="T5"> </text:span><text:span text:style-name="T57">représentation</text:span><text:span text:style-name="T5"> </text:span><text:span text:style-name="T57">« bag-of-features »</text:span><text:span text:style-name="T5"> </text:span><text:span text:style-name="T57">(surnommé</text:span><text:span text:style-name="T5"> </text:span><text:span text:style-name="T57">représentation</text:span><text:span text:style-name="T5"> </text:span><text:span text:style-name="T57">avec</text:span><text:span text:style-name="T5"> </text:span><text:span text:style-name="T57">des</text:span><text:span text:style-name="T5"> </text:span><text:span text:style-name="T57">mots</text:span><text:span text:style-name="T5"> </text:span><text:span text:style-name="T57">visuels).</text:span><text:span text:style-name="T5"> </text:span><text:span text:style-name="T57">En</text:span><text:span text:style-name="T5"> </text:span><text:span text:style-name="T57">utilisant</text:span><text:span text:style-name="T5"> </text:span><text:span text:style-name="T57">un</text:span><text:span text:style-name="T5"> </text:span><text:span text:style-name="T57">détecteur</text:span><text:span text:style-name="T5"> </text:span><text:span text:style-name="T57">des</text:span><text:span text:style-name="T5"> </text:span><text:span text:style-name="T57">régions</text:span><text:span text:style-name="T5"> </text:span><text:span text:style-name="T57">affines,</text:span><text:span text:style-name="T5"> </text:span><text:span text:style-name="T57">des</text:span><text:span text:style-name="T5"> </text:span><text:span text:style-name="T57">points</text:span><text:span text:style-name="T5"> </text:span><text:span text:style-name="T57">d</text:span><text:span text:style-name="T5">’</text:span><text:span text:style-name="T57">intérêt</text:span><text:span text:style-name="T5"> </text:span><text:span text:style-name="T57">sont</text:span><text:span text:style-name="T5"> </text:span><text:span text:style-name="T57">extraits</text:span><text:span text:style-name="T5"> </text:span><text:span text:style-name="T57">à</text:span><text:span text:style-name="T5"> </text:span><text:span text:style-name="T57">partir</text:span><text:span text:style-name="T5"> </text:span><text:span text:style-name="T57">des</text:span><text:span text:style-name="T5"> </text:span><text:span text:style-name="T57">images,</text:span><text:span text:style-name="T5"> </text:span><text:span text:style-name="T57">puis</text:span><text:span text:style-name="T5"> </text:span><text:span text:style-name="T57">ils</text:span><text:span text:style-name="T5"> </text:span><text:span text:style-name="T57">sont</text:span><text:span text:style-name="T5"> </text:span><text:span text:style-name="T57">décrits</text:span><text:span text:style-name="T5"> </text:span><text:span text:style-name="T57">en</text:span><text:span text:style-name="T5"> </text:span><text:span text:style-name="T57">utilisant</text:span><text:span text:style-name="T5"> </text:span><text:span text:style-name="T57">un</text:span><text:span text:style-name="T5"> </text:span><text:span text:style-name="T57">descripteur</text:span><text:span text:style-name="T5"> </text:span><text:span text:style-name="T57">SIFT.</text:span><text:span text:style-name="T5"> </text:span><text:span text:style-name="T57">Un</text:span><text:span text:style-name="T5"> </text:span><text:span text:style-name="T57">vocabulaire</text:span><text:span text:style-name="T5"> </text:span><text:span text:style-name="T57">visuel</text:span><text:span text:style-name="T5"> </text:span><text:span text:style-name="T57">est</text:span><text:span text:style-name="T5"> </text:span><text:span text:style-name="T57">créé</text:span><text:span text:style-name="T5"> </text:span><text:span text:style-name="T57">à</text:span><text:span text:style-name="T5"> </text:span><text:span text:style-name="T57">partir</text:span><text:span text:style-name="T5"> </text:span><text:span text:style-name="T57">de</text:span><text:span text:style-name="T5"> </text:span><text:span text:style-name="T57">la</text:span><text:span text:style-name="T5"> </text:span><text:span text:style-name="T57">collection</text:span><text:span text:style-name="T5"> </text:span><text:span text:style-name="T57">des</text:span><text:span text:style-name="T5"> </text:span><text:span text:style-name="T57">images</text:span><text:span text:style-name="T5"> </text:span><text:span text:style-name="T57">et</text:span><text:span text:style-name="T5"> </text:span><text:span text:style-name="T57">il</text:span><text:span text:style-name="T5"> </text:span><text:span text:style-name="T57">va</text:span><text:span text:style-name="T5"> </text:span><text:span text:style-name="T57">servir</text:span><text:span text:style-name="T5"> </text:span><text:span text:style-name="T57">comme</text:span><text:span text:style-name="T5"> </text:span><text:span text:style-name="T57">une</text:span><text:span text:style-name="T5"> </text:span><text:span text:style-name="T57">clef</text:span><text:span text:style-name="T5"> </text:span><text:span text:style-name="T57">de</text:span><text:span text:style-name="T5"> </text:span><text:span text:style-name="T57">transformation</text:span><text:span text:style-name="T5"> </text:span><text:span text:style-name="T57">des</text:span><text:span text:style-name="T5"> </text:span><text:span text:style-name="T57">images</text:span><text:span text:style-name="T5"> </text:span><text:span text:style-name="T57">dans</text:span><text:span text:style-name="T5"> </text:span><text:span text:style-name="T57">une</text:span><text:span text:style-name="T5"> </text:span><text:span text:style-name="T57">description</text:span><text:span text:style-name="T5"> </text:span><text:span text:style-name="T57">numérique.</text:span></text:p>
      <text:p text:style-name="P4"><text:span text:style-name="T57"><text:tab/></text:span><text:span text:style-name="T16">Nous</text:span><text:span text:style-name="T20"> </text:span><text:span text:style-name="T21">avons </text:span><text:span text:style-name="T16">propo</text:span><text:span text:style-name="T17">sé</text:span><text:span text:style-name="T20"> </text:span><text:span text:style-name="T16">deux</text:span><text:span text:style-name="T20"> </text:span><text:span text:style-name="T16">algorithmes.</text:span><text:span text:style-name="T20"> </text:span><text:span text:style-name="T16">Le</text:span><text:span text:style-name="T20"> </text:span><text:span text:style-name="T16">premier</text:span><text:span text:style-name="T20"> </text:span><text:span text:style-name="T16">introduit</text:span><text:span text:style-name="T20"> </text:span><text:span text:style-name="T16">des</text:span><text:span text:style-name="T20"> </text:span><text:span text:style-name="T16">connaissances</text:span><text:span text:style-name="T20"> </text:span><text:span text:style-name="T16">expertes</text:span><text:span text:style-name="T20"> </text:span><text:span text:style-name="T16">au</text:span><text:span text:style-name="T20"> </text:span><text:span text:style-name="T16">niveau</text:span><text:span text:style-name="T20"> </text:span><text:span text:style-name="T16">de</text:span><text:span text:style-name="T20"> </text:span><text:span text:style-name="T16">la</text:span><text:span text:style-name="T20"> </text:span><text:span text:style-name="T16">création</text:span><text:span text:style-name="T20"> </text:span><text:span text:style-name="T16">du</text:span><text:span text:style-name="T20"> </text:span><text:span text:style-name="T16">vocabulaire</text:span><text:span text:style-name="T20"> </text:span><text:span text:style-name="T16">visuel.</text:span><text:span text:style-name="T20"> </text:span><text:span text:style-name="T16">L'objectif</text:span><text:span text:style-name="T20"> </text:span><text:span text:style-name="T16">de</text:span><text:span text:style-name="T20"> </text:span><text:span text:style-name="T16">cet</text:span><text:span text:style-name="T20"> </text:span><text:span text:style-name="T16">algorithme</text:span><text:span text:style-name="T20"> </text:span><text:span text:style-name="T16">est</text:span><text:span text:style-name="T20"> </text:span><text:span text:style-name="T16">d'augmenter</text:span><text:span text:style-name="T20"> </text:span><text:span text:style-name="T16">le</text:span><text:span text:style-name="T20"> </text:span><text:span text:style-name="T16">nombre</text:span><text:span text:style-name="T20"> </text:span><text:span text:style-name="T16">de</text:span><text:span text:style-name="T20"> </text:span><text:span text:style-name="T16">points</text:span><text:span text:style-name="T20"> </text:span><text:span text:style-name="T16">d'intérêt</text:span><text:span text:style-name="T20"> </text:span><text:span text:style-name="T16">relatifs</text:span><text:span text:style-name="T20"> </text:span><text:span text:style-name="T16">aux</text:span><text:span text:style-name="T20"> </text:span><text:span text:style-name="T16">objets</text:span><text:span text:style-name="T20"> </text:span><text:span text:style-name="T16">pendant</text:span><text:span text:style-name="T20"> </text:span><text:span text:style-name="T16">la</text:span><text:span text:style-name="T20"> </text:span><text:span text:style-name="T16">construction</text:span><text:span text:style-name="T20"> </text:span><text:span text:style-name="T16">de</text:span><text:span text:style-name="T20"> </text:span><text:span text:style-name="T16">vocabulaire</text:span><text:span text:style-name="T20"> </text:span><text:span text:style-name="T16">visuel.</text:span><text:span text:style-name="T20"> </text:span><text:span text:style-name="T16">Pour</text:span><text:span text:style-name="T20"> </text:span><text:span text:style-name="T16">chaque</text:span><text:span text:style-name="T20"> </text:span><text:soft-page-break/><text:span text:style-name="T16">objet</text:span><text:span text:style-name="T20"> </text:span><text:span text:style-name="T16">on</text:span><text:span text:style-name="T20"> </text:span><text:span text:style-name="T16">construit</text:span><text:span text:style-name="T20"> </text:span><text:span text:style-name="T16">un</text:span><text:span text:style-name="T20"> </text:span><text:span text:style-name="T16">vocabulaire</text:span><text:span text:style-name="T20"> </text:span><text:span text:style-name="T16">dédié</text:span><text:span text:style-name="T20"> </text:span><text:span text:style-name="T16">uniquement</text:span><text:span text:style-name="T20"> </text:span><text:span text:style-name="T16">à</text:span><text:span text:style-name="T20"> </text:span><text:span text:style-name="T16">partir</text:span><text:span text:style-name="T20"> </text:span><text:span text:style-name="T16">des</text:span><text:span text:style-name="T20"> </text:span><text:span text:style-name="T16">images</text:span><text:span text:style-name="T20"> </text:span><text:span text:style-name="T16">contenant</text:span><text:span text:style-name="T20"> </text:span><text:span text:style-name="T16">cet</text:span><text:span text:style-name="T20"> </text:span><text:span text:style-name="T16">objet</text:span><text:span text:style-name="T20"> </text:span><text:span text:style-name="T16">et</text:span><text:span text:style-name="T20"> </text:span><text:span text:style-name="T16">à</text:span><text:span text:style-name="T20"> </text:span><text:span text:style-name="T16">la</text:span><text:span text:style-name="T20"> </text:span><text:span text:style-name="T16">fin</text:span><text:span text:style-name="T20"> </text:span><text:span text:style-name="T16">on</text:span><text:span text:style-name="T20"> </text:span><text:span text:style-name="T16">concatène</text:span><text:span text:style-name="T20"> </text:span><text:span text:style-name="T16">les</text:span><text:span text:style-name="T20"> </text:span><text:span text:style-name="T16">vocabulaires</text:span><text:span text:style-name="T20"> </text:span><text:span text:style-name="T16">dédiés</text:span><text:span text:style-name="T20"> </text:span><text:span text:style-name="T16">obtenus.</text:span><text:span text:style-name="T20"> </text:span><text:span text:style-name="T16">Le</text:span><text:span text:style-name="T20"> </text:span><text:span text:style-name="T16">second</text:span><text:span text:style-name="T20"> </text:span><text:span text:style-name="T16">algorithme</text:span><text:span text:style-name="T20"> </text:span><text:span text:style-name="T16">filtre</text:span><text:span text:style-name="T20"> </text:span><text:span text:style-name="T16">les</text:span><text:span text:style-name="T20"> </text:span><text:span text:style-name="T16">points</text:span><text:span text:style-name="T20"> </text:span><text:span text:style-name="T16">d'intérêt</text:span><text:span text:style-name="T20"> </text:span><text:span text:style-name="T16">qui</text:span><text:span text:style-name="T20"> </text:span><text:span text:style-name="T16">appartiennent</text:span><text:span text:style-name="T20"> </text:span><text:span text:style-name="T16">au</text:span><text:span text:style-name="T20"> </text:span><text:span text:style-name="T16">fond</text:span><text:span text:style-name="T20"> </text:span><text:span text:style-name="T16">de</text:span><text:span text:style-name="T20"> </text:span><text:span text:style-name="T16">l'image</text:span><text:span text:style-name="T20"> </text:span><text:span text:style-name="T16">afin</text:span><text:span text:style-name="T20"> </text:span><text:span text:style-name="T16">d'obtenir</text:span><text:span text:style-name="T20"> </text:span><text:span text:style-name="T16">une</text:span><text:span text:style-name="T20"> </text:span><text:span text:style-name="T16">meilleure</text:span><text:span text:style-name="T20"> </text:span><text:span text:style-name="T16">représentation</text:span><text:span text:style-name="T20"> </text:span><text:span text:style-name="T16">numérique</text:span><text:span text:style-name="T20"> </text:span><text:span text:style-name="T16">des</text:span><text:span text:style-name="T20"> </text:span><text:span text:style-name="T16">objets.</text:span><text:span text:style-name="T20"> </text:span><text:span text:style-name="T16">Cet</text:span><text:span text:style-name="T20"> </text:span><text:span text:style-name="T16">algorithme</text:span><text:span text:style-name="T20"> </text:span><text:span text:style-name="T16">utilise</text:span><text:span text:style-name="T20"> </text:span><text:span text:style-name="T16">des</text:span><text:span text:style-name="T20"> </text:span><text:span text:style-name="T16">méthodes</text:span><text:span text:style-name="T20"> </text:span><text:span text:style-name="T16">inspirées</text:span><text:span text:style-name="T20"> </text:span><text:span text:style-name="T16">de</text:span><text:span text:style-name="T20"> </text:span><text:span text:style-name="T16">la</text:span><text:span text:style-name="T20"> </text:span><text:span text:style-name="T16">reconnaissance</text:span><text:span text:style-name="T20"> </text:span><text:span text:style-name="T16">d'objet</text:span><text:span text:style-name="T20"> </text:span><text:span text:style-name="T16">dans</text:span><text:span text:style-name="T20"> </text:span><text:span text:style-name="T16">des</text:span><text:span text:style-name="T20"> </text:span><text:span text:style-name="T16">photos</text:span><text:span text:style-name="T20"> </text:span><text:span text:style-name="T16">(et</text:span><text:span text:style-name="T20"> </text:span><text:span text:style-name="T16">non</text:span><text:span text:style-name="T20"> </text:span><text:span text:style-name="T16">le</text:span><text:span text:style-name="T20"> </text:span><text:span text:style-name="T16">positionnement</text:span><text:span text:style-name="T20"> </text:span><text:span text:style-name="T16">spatial)</text:span><text:span text:style-name="T20"> </text:span><text:span text:style-name="T16">pour</text:span><text:span text:style-name="T20"> </text:span><text:span text:style-name="T16">réduire</text:span><text:span text:style-name="T20"> </text:span><text:span text:style-name="T16">le</text:span><text:span text:style-name="T20"> </text:span><text:span text:style-name="T16">bruit</text:span><text:span text:style-name="T20"> </text:span><text:span text:style-name="T16">et</text:span><text:span text:style-name="T20"> </text:span><text:span text:style-name="T16">la</text:span><text:span text:style-name="T20"> </text:span><text:span text:style-name="T16">dimensionalité</text:span><text:span text:style-name="T20"> </text:span><text:span text:style-name="T16">de</text:span><text:span text:style-name="T20"> </text:span><text:span text:style-name="T16">construction</text:span><text:span text:style-name="T20"> </text:span><text:span text:style-name="T16">des</text:span><text:span text:style-name="T20"> </text:span><text:span text:style-name="T16">vocabulaires</text:span><text:span text:style-name="T20"> </text:span><text:span text:style-name="T16">visuels.</text:span></text:p>
      <text:p text:style-name="P4"><text:span text:style-name="T16"><text:tab/>Les</text:span><text:span text:style-name="T20"> </text:span><text:span text:style-name="T16">deux</text:span><text:span text:style-name="T20"> </text:span><text:span text:style-name="T16">approches</text:span><text:span text:style-name="T20"> </text:span><text:span text:style-name="T16">ont</text:span><text:span text:style-name="T20"> </text:span><text:span text:style-name="T16">été</text:span><text:span text:style-name="T20"> </text:span><text:span text:style-name="T16">proposées</text:span><text:span text:style-name="T20"> </text:span><text:span text:style-name="T16">dans</text:span><text:span text:style-name="T20"> </text:span><text:span text:style-name="T16">un</text:span><text:span text:style-name="T20"> </text:span><text:span text:style-name="T16">article</text:span><text:span text:style-name="T20"> </text:span><text:span text:style-name="T16">qui</text:span><text:span text:style-name="T20"> </text:span><text:span text:style-name="T16">est</text:span><text:span text:style-name="T20"> </text:span><text:span text:style-name="T16">en</text:span><text:span text:style-name="T20"> </text:span><text:span text:style-name="T16">cours</text:span><text:span text:style-name="T20"> </text:span><text:span text:style-name="T16">d'évaluation</text:span><text:span text:style-name="T20"> </text:span><text:span text:style-name="T16">pour</text:span><text:span text:style-name="T20"> </text:span><text:span text:style-name="T16">un journal international</text:span><text:span text:style-name="T20"> </text:span><text:span text:style-name="T22">[</text:span><text:span text:style-name="T23">h</text:span><text:span text:style-name="T22">]</text:span><text:span text:style-name="T16">.</text:span></text:p>
      <text:p text:style-name="P9"/>
      <text:p text:style-name="P19">Construction des attributs</text:p>
      <text:p text:style-name="P19"><text:tab/></text:p>
      <text:p text:style-name="P2"><text:span text:style-name="T50"><text:tab/></text:span><text:span text:style-name="T60">Même</text:span><text:span text:style-name="T61"> </text:span><text:span text:style-name="T60">si</text:span><text:span text:style-name="T61"> </text:span><text:span text:style-name="T60">on</text:span><text:span text:style-name="T61"> </text:span><text:span text:style-name="T60">a</text:span><text:span text:style-name="T61"> </text:span><text:span text:style-name="T60">utilisé</text:span><text:span text:style-name="T61"> </text:span><text:span text:style-name="T60">l'information</text:span><text:span text:style-name="T61"> </text:span><text:span text:style-name="T60">expert</text:span><text:span text:style-name="T61"> </text:span><text:span text:style-name="T60">au</text:span><text:span text:style-name="T61"> </text:span><text:span text:style-name="T60">moment</text:span><text:span text:style-name="T61"> </text:span><text:span text:style-name="T60">du</text:span><text:span text:style-name="T61"> </text:span><text:span text:style-name="T60">passage</text:span><text:span text:style-name="T61"> </text:span><text:span text:style-name="T60">à</text:span><text:span text:style-name="T61"> </text:span><text:span text:style-name="T60">une</text:span><text:span text:style-name="T61"> </text:span><text:span text:style-name="T60">représentation</text:span><text:span text:style-name="T61"> </text:span><text:span text:style-name="T60">numérique,</text:span><text:span text:style-name="T61"> </text:span><text:span text:style-name="T60">une</text:span><text:span text:style-name="T61"> </text:span><text:span text:style-name="T60">qualité</text:span><text:span text:style-name="T61"> </text:span><text:span text:style-name="T60">insuffisante</text:span><text:span text:style-name="T61"> </text:span><text:span text:style-name="T60">vient</text:span><text:span text:style-name="T61"> </text:span><text:span text:style-name="T60">souvent</text:span><text:span text:style-name="T61"> </text:span><text:span text:style-name="T60">du</text:span><text:span text:style-name="T61"> </text:span><text:span text:style-name="T60">fait</text:span><text:span text:style-name="T61"> </text:span><text:span text:style-name="T60">que</text:span><text:span text:style-name="T61"> </text:span><text:span text:style-name="T60">les</text:span><text:span text:style-name="T61"> </text:span><text:span text:style-name="T60">attributs</text:span><text:span text:style-name="T61"> </text:span><text:span text:style-name="T60">utilisés</text:span><text:span text:style-name="T61"> </text:span><text:span text:style-name="T60">sont</text:span><text:span text:style-name="T61"> </text:span><text:span text:style-name="T60">inadéquats</text:span><text:span text:style-name="T61"> </text:span><text:span text:style-name="T60">pour</text:span><text:span text:style-name="T61"> </text:span><text:span text:style-name="T60">représenter</text:span><text:span text:style-name="T61"> </text:span><text:span text:style-name="T60">les</text:span><text:span text:style-name="T61"> </text:span><text:span text:style-name="T60">individus</text:span><text:span text:style-name="T61"> </text:span><text:span text:style-name="T60">en</text:span><text:span text:style-name="T61"> </text:span><text:span text:style-name="T60">question.</text:span><text:span text:style-name="T61"> </text:span><text:span text:style-name="T60">D</text:span><text:span text:style-name="T61">’</text:span><text:span text:style-name="T60">où</text:span><text:span text:style-name="T61"> </text:span><text:span text:style-name="T60">le</text:span><text:span text:style-name="T61"> </text:span><text:span text:style-name="T60">besoin</text:span><text:span text:style-name="T61"> </text:span><text:span text:style-name="T60">de</text:span><text:span text:style-name="T61"> </text:span><text:span text:style-name="T60">ré-écrire</text:span><text:span text:style-name="T61"> </text:span><text:span text:style-name="T60">l</text:span><text:span text:style-name="T61">’</text:span><text:span text:style-name="T60">ensemble</text:span><text:span text:style-name="T61"> </text:span><text:span text:style-name="T60">des</text:span><text:span text:style-name="T61"> </text:span><text:span text:style-name="T60">attributs</text:span><text:span text:style-name="T61"> </text:span><text:span text:style-name="T60">à</text:span><text:span text:style-name="T61"> </text:span><text:span text:style-name="T60">partir</text:span><text:span text:style-name="T61"> </text:span><text:span text:style-name="T60">d'un</text:span><text:span text:style-name="T61"> </text:span><text:span text:style-name="T60">ensemble</text:span><text:span text:style-name="T61"> </text:span><text:span text:style-name="T60">de</text:span><text:span text:style-name="T61"> </text:span><text:span text:style-name="T60">données.</text:span></text:p>
      <text:p text:style-name="P4"><text:span text:style-name="T57"><text:tab/>Nous</text:span><text:span text:style-name="T5"> </text:span><text:span text:style-name="T57">proposons</text:span><text:span text:style-name="T5"> </text:span><text:span text:style-name="T57">une</text:span><text:span text:style-name="T5"> </text:span><text:span text:style-name="T57">méthode</text:span><text:span text:style-name="T5"> </text:span><text:span text:style-name="T57">non-supervisée</text:span><text:span text:style-name="T5"> </text:span><text:span text:style-name="T57">de</text:span><text:span text:style-name="T5"> </text:span><text:span text:style-name="T57">construction</text:span><text:span text:style-name="T5"> </text:span><text:span text:style-name="T57">des</text:span><text:span text:style-name="T5"> </text:span><text:span text:style-name="T57">attributs,</text:span><text:span text:style-name="T5"> </text:span><text:span text:style-name="T57">où</text:span><text:span text:style-name="T5"> </text:span><text:span text:style-name="T57">chaque</text:span><text:span text:style-name="T5"> </text:span><text:span text:style-name="T57">nouvel</text:span><text:span text:style-name="T5"> </text:span><text:span text:style-name="T57">attribut</text:span><text:span text:style-name="T5"> </text:span><text:span text:style-name="T57">est</text:span><text:span text:style-name="T5"> </text:span><text:span text:style-name="T57">une</text:span><text:span text:style-name="T5"> </text:span><text:span text:style-name="T57">forme</text:span><text:span text:style-name="T5"> </text:span><text:span text:style-name="T57">conjonctive</text:span><text:span text:style-name="T5"> </text:span><text:span text:style-name="T57">des</text:span><text:span text:style-name="T5"> </text:span><text:span text:style-name="T57">anciens</text:span><text:span text:style-name="T5"> </text:span><text:span text:style-name="T57">attributs</text:span><text:span text:style-name="T5"> </text:span><text:span text:style-name="T57">ou</text:span><text:span text:style-name="T5"> </text:span><text:span text:style-name="T57">de</text:span><text:span text:style-name="T5"> </text:span><text:span text:style-name="T57">leur</text:span><text:span text:style-name="T5"> </text:span><text:span text:style-name="T57">négation.</text:span><text:span text:style-name="T5"> </text:span><text:span text:style-name="T57">Le</text:span><text:span text:style-name="T5"> </text:span><text:span text:style-name="T57">but</text:span><text:span text:style-name="T5"> </text:span><text:span text:style-name="T57">est</text:span><text:span text:style-name="T5"> </text:span><text:span text:style-name="T57">de</text:span><text:span text:style-name="T5"> </text:span><text:span text:style-name="T57">réduire</text:span><text:span text:style-name="T5"> </text:span><text:span text:style-name="T57">les</text:span><text:span text:style-name="T5"> </text:span><text:span text:style-name="T57">co-occurrences</text:span><text:span text:style-name="T5"> </text:span><text:span text:style-name="T57">entres</text:span><text:span text:style-name="T5"> </text:span><text:span text:style-name="T57">les</text:span><text:span text:style-name="T5"> </text:span><text:span text:style-name="T57">attributs</text:span><text:span text:style-name="T5"> </text:span><text:span text:style-name="T57">dans</text:span><text:span text:style-name="T5"> </text:span><text:span text:style-name="T57">la</text:span><text:span text:style-name="T5"> </text:span><text:span text:style-name="T57">description</text:span><text:span text:style-name="T5"> </text:span><text:span text:style-name="T57">des</text:span><text:span text:style-name="T5"> </text:span><text:span text:style-name="T57">individus</text:span><text:span text:style-name="T5"> </text:span><text:span text:style-name="T57">et</text:span><text:span text:style-name="T5"> </text:span><text:span text:style-name="T57">d</text:span><text:span text:style-name="T5">’</text:span><text:span text:style-name="T57">augmenter</text:span><text:span text:style-name="T5"> </text:span><text:span text:style-name="T57">la</text:span><text:span text:style-name="T5"> </text:span><text:span text:style-name="T57">séparabilité</text:span><text:span text:style-name="T5"> </text:span><text:span text:style-name="T57">du</text:span><text:span text:style-name="T5"> </text:span><text:span text:style-name="T57">nouvel</text:span><text:span text:style-name="T5"> </text:span><text:span text:style-name="T57">espace</text:span><text:span text:style-name="T5"> </text:span><text:span text:style-name="T57">de</text:span><text:span text:style-name="T5"> </text:span><text:span text:style-name="T57">représentation.</text:span><text:span text:style-name="T5"> </text:span><text:span text:style-name="T63">Notre</text:span><text:span text:style-name="T64"> </text:span><text:span text:style-name="T65">algorithme</text:span><text:span text:style-name="T64"> </text:span><text:span text:style-name="T65">se</text:span><text:span text:style-name="T64"> </text:span><text:span text:style-name="T65">base</text:span><text:span text:style-name="T64"> </text:span><text:span text:style-name="T65">sur</text:span><text:span text:style-name="T64"> </text:span><text:span text:style-name="T65">un</text:span><text:span text:style-name="T64"> </text:span><text:span text:style-name="T65">schéma</text:span><text:span text:style-name="T64"> </text:span><text:span text:style-name="T65">général</text:span><text:span text:style-name="T64"> </text:span><text:span text:style-name="T65">inductif</text:span><text:span text:style-name="T5"> </text:span><text:span text:style-name="T57">supervisé</text:span><text:span text:style-name="T5"> </text:span><text:span text:style-name="T57">et</text:span><text:span text:style-name="T5"> </text:span><text:span text:style-name="T57">propose</text:span><text:span text:style-name="T5"> </text:span><text:span text:style-name="T57">un</text:span><text:span text:style-name="T5"> </text:span><text:span text:style-name="T57">nouveau</text:span><text:span text:style-name="T5"> </text:span><text:span text:style-name="T57">schéma</text:span><text:span text:style-name="T5"> </text:span><text:span text:style-name="T57">de</text:span><text:span text:style-name="T5"> </text:span><text:span text:style-name="T57">recherche</text:span><text:span text:style-name="T5"> </text:span><text:span text:style-name="T57">et</text:span><text:span text:style-name="T5"> </text:span><text:span text:style-name="T57">un</text:span><text:span text:style-name="T5"> </text:span><text:span text:style-name="T57">constructeur</text:span><text:span text:style-name="T5"> </text:span><text:span text:style-name="T57">des</text:span><text:span text:style-name="T5"> </text:span><text:span text:style-name="T57">attributs,</text:span><text:span text:style-name="T5"> </text:span><text:span text:style-name="T57">ainsi</text:span><text:span text:style-name="T5"> </text:span><text:span text:style-name="T57">qu'une</text:span><text:span text:style-name="T5"> </text:span><text:span text:style-name="T57">mesure</text:span><text:span text:style-name="T5"> </text:span><text:span text:style-name="T57">d'évaluation</text:span><text:span text:style-name="T5"> </text:span><text:span text:style-name="T63">d'un</text:span><text:span text:style-name="T64"> </text:span><text:span text:style-name="T65">ensemble</text:span><text:span text:style-name="T64"> </text:span><text:span text:style-name="T65">des</text:span><text:span text:style-name="T64"> </text:span><text:span text:style-name="T65">attributs</text:span><text:span text:style-name="T57">. Nous proposons, également, une méthode basée sur des tests statistiques pour déterminer automatiquement la valeur des attributs.</text:span></text:p>
      <text:p text:style-name="P5"><text:span text:style-name="T57"><text:tab/>L'algorithme de construction des attributs </text:span><text:span text:style-name="T20">s'est matérialisée sous la forme d</text:span><text:span text:style-name="T21">'un</text:span><text:span text:style-name="T20"> article dans <text:s/></text:span><text:span text:style-name="T16">un journal international</text:span><text:span text:style-name="T20"> </text:span><text:span text:style-name="T22">[</text:span><text:span text:style-name="T23">a</text:span><text:span text:style-name="T22">]</text:span><text:span text:style-name="T16">.</text:span></text:p>
      <text:p text:style-name="P23"/>
      <text:p text:style-name="P26">Détection des évolutions typiques</text:p>
      <text:p text:style-name="P27"/>
      <text:p text:style-name="P4"><text:span text:style-name="T24"><text:tab/></text:span><text:span text:style-name="T18">Souvent, les données issue du Web, mais surtout ceux du domaine des Sciences Humaines et Sociales (SHS) ont une dimension temporelle. Une collection des entités est étudié durant une période de temps et décrite en utilisant un certain nombre des descripteurs numériques (</text:span><text:span text:style-name="T25">e.g.</text:span><text:span text:style-name="T18"> pays dans un jeu de données politiques, hommes politiques dans les forums sur le Web). Un des intérêts est de détecter et structurer les évolutions typiques des entités durant la période étudié.</text:span></text:p>
      <text:p text:style-name="P4"><text:span text:style-name="T18"><text:tab/>Nous proposons une méthode non-supervisé, basé sur du clustering semi-supervisé, pour détecter les </text:span><text:span text:style-name="T19">évolutions.</text:span><text:span text:style-name="T18"> Les informations temporelles servent comme information expert et nous proposons une nouvelle mesure de dissimilarité pour prendre en compte, à la fois, la dimension temporelle et descriptive des données.</text:span></text:p>
      <text:p text:style-name="P7"><text:span text:style-name="T18"><text:tab/></text:span><text:span text:style-name="T44">L'algorithme de construction des attributs </text:span><text:span text:style-name="T45">s'est matérialisée sous la forme d</text:span><text:span text:style-name="T46">'un</text:span><text:span text:style-name="T45"> article dans <text:s/></text:span><text:span text:style-name="T44">une </text:span><text:span text:style-name="T18">conférences internationales</text:span><text:span text:style-name="T45"> </text:span><text:span text:style-name="T47">[c]</text:span><text:span text:style-name="T44">.</text:span></text:p>
      <text:p text:style-name="P4"/>
      <text:p text:style-name="P17">Les perspectives</text:p>
      <text:p text:style-name="P8"/>
      <text:p text:style-name="P14"><text:span text:style-name="T57"><text:tab/></text:span><text:span text:style-name="T9">Les</text:span><text:span text:style-name="T10"> </text:span><text:span text:style-name="T9">perspectives</text:span><text:span text:style-name="T10"> </text:span><text:span text:style-name="T9">à</text:span><text:span text:style-name="T10"> </text:span><text:span text:style-name="T9">court</text:span><text:span text:style-name="T10"> </text:span><text:span text:style-name="T9">terme</text:span><text:span text:style-name="T10"> </text:span><text:span text:style-name="T9">sont</text:span><text:span text:style-name="T10"> <text:s/></text:span><text:span text:style-name="T9">d'intégrer</text:span><text:span text:style-name="T10"> l'information spatio-temporelle dans la construction des attributs, afin de générer de nouveaux attributs capable de décrire l'information d'un façon plus pertinent.</text:span></text:p>
      <text:p text:style-name="P9"><text:span text:style-name="T66"><text:tab/></text:span><text:span text:style-name="T67">Les</text:span><text:span text:style-name="T68"> </text:span><text:span text:style-name="T67">perspectives</text:span><text:span text:style-name="T68"> </text:span><text:span text:style-name="T67">à</text:span><text:span text:style-name="T68"> </text:span><text:span text:style-name="T67">long</text:span><text:span text:style-name="T68"> </text:span><text:span text:style-name="T67">terme</text:span><text:span text:style-name="T68"> </text:span><text:span text:style-name="T67">sont</text:span><text:span text:style-name="T68"> </text:span><text:span text:style-name="T67">d</text:span><text:span text:style-name="T68">’</text:span><text:span text:style-name="T67">adapter</text:span><text:span text:style-name="T68"> </text:span><text:span text:style-name="T67">les</text:span><text:span text:style-name="T68"> </text:span><text:span text:style-name="T67">contraintes</text:span><text:span text:style-name="T68"> </text:span><text:span text:style-name="T67">utilisées</text:span><text:span text:style-name="T68"> </text:span><text:span text:style-name="T67">dans</text:span><text:span text:style-name="T68"> </text:span><text:span text:style-name="T67">la</text:span><text:span text:style-name="T68"> </text:span><text:span text:style-name="T67">littérature</text:span><text:span text:style-name="T68"> </text:span><text:span text:style-name="T67">relative</text:span><text:span text:style-name="T68"> </text:span><text:span text:style-name="T67">au</text:span><text:span text:style-name="T68"> </text:span><text:span text:style-name="T67">semi-supervisé</text:span><text:span text:style-name="T68"> </text:span><text:span text:style-name="T67">au</text:span><text:span text:style-name="T68"> </text:span><text:span text:style-name="T67">cas</text:span><text:span text:style-name="T68"> </text:span><text:span text:style-name="T67">recouvrant</text:span><text:span text:style-name="T68"> </text:span><text:span text:style-name="T67">et</text:span><text:span text:style-name="T68"> </text:span><text:span text:style-name="T67">hiérarchique.</text:span></text:p>
      <text:p text:style-name="P9"/>
      <text:p text:style-name="P9"/>
      <text:p text:style-name="P9"/>
      <text:p text:style-name="P9"/>
      <text:p text:style-name="P9"/>
      <text:p text:style-name="P9"/>
      <text:p text:style-name="P9"/>
      <text:p text:style-name="P9"/>
      <text:p text:style-name="P9"/>
      <text:p text:style-name="P9"/>
      <text:p text:style-name="P30"><text:soft-page-break/><text:toc-mark-start text:id="IMark2845932812" text:outline-level="1"/>Publications<text:toc-mark-end text:id="IMark2845932812"/></text:p>
      <text:p text:style-name="P15"><draw:g text:anchor-type="as-char" svg:y="0cm" draw:z-index="0" draw:style-name="gr1"><draw:custom-shape draw:style-name="gr2" draw:text-style-name="P38" svg:width="16.998cm" svg:height="0.632cm" svg:x="0cm" svg:y="0cm"><text:p/><draw:enhanced-geometry svg:viewBox="0 0 21600 21600" draw:type="rectangle" draw:enhanced-path="M 0 0 L 21600 0 21600 21600 0 21600 0 0 Z N"/></draw:custom-shape><draw:line draw:style-name="gr3" draw:text-style-name="P39" svg:x1="0cm" svg:y1="0.316cm" svg:x2="16.713cm" svg:y2="0.316cm"><text:p/></draw:line></draw:g></text:p>
      <text:p text:style-name="P16"/>
      <text:p text:style-name="P25">Journaux internationaux :</text:p>
      <text:list xml:id="list46338995" text:style-name="L1">
        <text:list-item>
          <text:p text:style-name="P32"><text:span text:style-name="T31">Rizoiu</text:span><text:span text:style-name="T33"> </text:span><text:span text:style-name="T31">M.-A.,</text:span><text:span text:style-name="T33"> </text:span><text:span text:style-name="T31">Velcin,</text:span><text:span text:style-name="T33"> </text:span><text:span text:style-name="T31">J.</text:span><text:span text:style-name="T33"> </text:span><text:span text:style-name="T31">&amp;</text:span><text:span text:style-name="T33"> </text:span><text:span text:style-name="T31">Lallich,</text:span><text:span text:style-name="T33"> </text:span><text:span text:style-name="T31">S.</text:span><text:span text:style-name="T33"> </text:span><text:span text:style-name="T38">Unsupervised Feature Construction for Improving Data Representation and Semantics</text:span><text:span text:style-name="T37">.</text:span><text:span text:style-name="T38"> </text:span><text:span text:style-name="T33">Journal of Intelligent Information Systems (201</text:span><text:span text:style-name="T34">3</text:span><text:span text:style-name="T33">)</text:span><text:span text:style-name="T36">, </text:span><text:span text:style-name="T34">accepté , à apparaître.</text:span><text:span text:style-name="T33"> </text:span></text:p>
        </text:list-item>
        <text:list-item>
          <text:p text:style-name="P31"><text:span text:style-name="T12">Musat,</text:span><text:span text:style-name="T13"> </text:span><text:span text:style-name="T12">C.,</text:span><text:span text:style-name="T13"> </text:span><text:span text:style-name="T12">Rizoiu</text:span><text:span text:style-name="T13"> </text:span><text:span text:style-name="T12">M.-A.,</text:span><text:span text:style-name="T13"> </text:span><text:span text:style-name="T12">&amp;</text:span><text:span text:style-name="T13"> </text:span><text:span text:style-name="T12">Trausan-Matu,</text:span><text:span text:style-name="T13"> </text:span><text:span text:style-name="T12">S.</text:span><text:span text:style-name="T13"> </text:span><text:span text:style-name="T14">An</text:span><text:span text:style-name="T15"> </text:span><text:span text:style-name="T14">Intra</text:span><text:span text:style-name="T15"> </text:span><text:span text:style-name="T14">and</text:span><text:span text:style-name="T15"> </text:span><text:span text:style-name="T14">Inter-Topic</text:span><text:span text:style-name="T15"> </text:span><text:span text:style-name="T14">Evaluation</text:span><text:span text:style-name="T15"> </text:span><text:span text:style-name="T14">and</text:span><text:span text:style-name="T15"> </text:span><text:span text:style-name="T14">Cleansing</text:span><text:span text:style-name="T15"> </text:span><text:span text:style-name="T14">Method.</text:span><text:span text:style-name="T15"> </text:span><text:span text:style-name="T12">Romanian</text:span><text:span text:style-name="T13"> </text:span><text:span text:style-name="T12">Journal</text:span><text:span text:style-name="T13"> </text:span><text:span text:style-name="T12">of</text:span><text:span text:style-name="T13"> </text:span><text:span text:style-name="T12">Human</text:span><text:span text:style-name="T13"> </text:span><text:span text:style-name="T12">-</text:span><text:span text:style-name="T13"> </text:span><text:span text:style-name="T12">Computer</text:span><text:span text:style-name="T13"> </text:span><text:span text:style-name="T12">Interaction,</text:span><text:span text:style-name="T13"> </text:span><text:span text:style-name="T12">vol.</text:span><text:span text:style-name="T13"> </text:span><text:span text:style-name="T12">3</text:span><text:span text:style-name="T13"> </text:span><text:span text:style-name="T12">(2010)</text:span><text:span text:style-name="T13"> </text:span><text:span text:style-name="T12">p.81</text:span><text:span text:style-name="T13"> – </text:span><text:span text:style-name="T12">96.</text:span></text:p>
          <text:p text:style-name="P33"/>
        </text:list-item>
      </text:list>
      <text:p text:style-name="P13"><text:span text:style-name="T49">Conférences internationales </text:span><text:span text:style-name="T48">:</text:span></text:p>
      <text:list xml:id="list1444516611" text:continue-numbering="true" text:style-name="L1">
        <text:list-item>
          <text:p text:style-name="P34"><text:span text:style-name="T69">Rizoiu, M.-A., Velcin, J. &amp; Lallich, S. </text:span><text:span text:style-name="T51">Structuring typical evolutions using Temporal-Driven Constrained Clustering.</text:span><text:span text:style-name="T69"> In: 24</text:span><text:span text:style-name="T54">th</text:span><text:span text:style-name="T69"> International Conference on Tools with Artificial Intelligence (ICTAI 2012), Athens, Greece, pages 610--617, IEEE, 2012. </text:span><text:span text:style-name="T1">Best Student Paper Award.</text:span></text:p>
        </text:list-item>
        <text:list-item>
          <text:p text:style-name="P32"><text:span text:style-name="T32">Musat,</text:span><text:span text:style-name="T35"> </text:span><text:span text:style-name="T32">C.,</text:span><text:span text:style-name="T35"> </text:span><text:span text:style-name="T32">Velcin</text:span><text:span text:style-name="T35"> </text:span><text:span text:style-name="T32">J.,</text:span><text:span text:style-name="T35"> </text:span><text:span text:style-name="T32">Trausan-Matu,</text:span><text:span text:style-name="T35"> </text:span><text:span text:style-name="T32">S.,</text:span><text:span text:style-name="T35"> </text:span><text:span text:style-name="T32">&amp;</text:span><text:span text:style-name="T35"> </text:span><text:span text:style-name="T32">Rizoiu</text:span><text:span text:style-name="T35"> </text:span><text:span text:style-name="T32">M.-A.</text:span><text:span text:style-name="T35"> </text:span><text:span text:style-name="T37">Improving</text:span><text:span text:style-name="T38"> </text:span><text:span text:style-name="T37">Topic</text:span><text:span text:style-name="T38"> </text:span><text:span text:style-name="T37">Evaluation</text:span><text:span text:style-name="T38"> </text:span><text:span text:style-name="T37">Using</text:span><text:span text:style-name="T38"> </text:span><text:span text:style-name="T37">Conceptual</text:span><text:span text:style-name="T38"> </text:span><text:span text:style-name="T37">Knowledge.</text:span><text:span text:style-name="T38"> </text:span><text:span text:style-name="T31">In</text:span><text:span text:style-name="T33"> </text:span><text:span text:style-name="T31">22</text:span><text:span text:style-name="T41">nd</text:span><text:span text:style-name="T33"> </text:span><text:span text:style-name="T31">International</text:span><text:span text:style-name="T33"> </text:span><text:span text:style-name="T31">Joint</text:span><text:span text:style-name="T33"> </text:span><text:span text:style-name="T31">Conference</text:span><text:span text:style-name="T33"> </text:span><text:span text:style-name="T31">On</text:span><text:span text:style-name="T33"> </text:span><text:span text:style-name="T31">Artificial</text:span><text:span text:style-name="T33"> </text:span><text:span text:style-name="T31">Intelligence</text:span><text:span text:style-name="T33"> </text:span><text:span text:style-name="T31">(IJCAI</text:span><text:span text:style-name="T33"> </text:span><text:span text:style-name="T31">2011).</text:span><text:span text:style-name="T33"> </text:span><text:span text:style-name="T31">Barcelona,</text:span><text:span text:style-name="T33"> </text:span><text:span text:style-name="T31">Spain.</text:span><text:span text:style-name="T33"> </text:span><text:span text:style-name="T31">July,</text:span><text:span text:style-name="T33"> </text:span><text:span text:style-name="T31">2011.</text:span></text:p>
        </text:list-item>
        <text:list-item>
          <text:p text:style-name="P32"><text:span text:style-name="T31">Musat,</text:span><text:span text:style-name="T33"> </text:span><text:span text:style-name="T31">C.,</text:span><text:span text:style-name="T33"> </text:span><text:span text:style-name="T31">Velcin</text:span><text:span text:style-name="T33"> </text:span><text:span text:style-name="T31">J.,</text:span><text:span text:style-name="T33"> </text:span><text:span text:style-name="T31">Rizoiu</text:span><text:span text:style-name="T33"> </text:span><text:span text:style-name="T31">M.-A.,</text:span><text:span text:style-name="T33"> </text:span><text:span text:style-name="T31">&amp;</text:span><text:span text:style-name="T33"> </text:span><text:span text:style-name="T31">Trausan-Matu,</text:span><text:span text:style-name="T33"> </text:span><text:span text:style-name="T31">S.</text:span><text:span text:style-name="T33"> </text:span><text:span text:style-name="T31">Improving</text:span><text:span text:style-name="T33"> </text:span><text:span text:style-name="T31">Topic</text:span><text:span text:style-name="T33"> </text:span><text:span text:style-name="T31">Models</text:span><text:span text:style-name="T33"> </text:span><text:span text:style-name="T31">using</text:span><text:span text:style-name="T33"> </text:span><text:span text:style-name="T31">Conceptual</text:span><text:span text:style-name="T33"> </text:span><text:span text:style-name="T31">Data.</text:span><text:span text:style-name="T33"> </text:span><text:span text:style-name="T31">In</text:span><text:span text:style-name="T33"> </text:span><text:span text:style-name="T31">19</text:span><text:span text:style-name="T41">th</text:span><text:span text:style-name="T33"> </text:span><text:span text:style-name="T31">International</text:span><text:span text:style-name="T33"> </text:span><text:span text:style-name="T31">Symposium</text:span><text:span text:style-name="T33"> </text:span><text:span text:style-name="T31">on</text:span><text:span text:style-name="T33"> </text:span><text:span text:style-name="T31">Methodologies</text:span><text:span text:style-name="T33"> </text:span><text:span text:style-name="T31">for</text:span><text:span text:style-name="T33"> </text:span><text:span text:style-name="T31">Intelligent</text:span><text:span text:style-name="T33"> </text:span><text:span text:style-name="T31">Systems</text:span><text:span text:style-name="T33"> </text:span><text:span text:style-name="T31">(ISMIS</text:span><text:span text:style-name="T33"> </text:span><text:span text:style-name="T31">2011).</text:span><text:span text:style-name="T33"> </text:span><text:span text:style-name="T31">Warsaw,</text:span><text:span text:style-name="T33"> </text:span><text:span text:style-name="T31">Poland.</text:span><text:span text:style-name="T33"> </text:span><text:span text:style-name="T31">June</text:span><text:span text:style-name="T33"> </text:span><text:span text:style-name="T31">2011.</text:span></text:p>
        </text:list-item>
      </text:list>
      <text:p text:style-name="P22"/>
      <text:p text:style-name="P12"><text:span text:style-name="T43">Conférences nationales </text:span><text:span text:style-name="T42">:</text:span></text:p>
      <text:list xml:id="list857325351" text:continue-numbering="true" text:style-name="L1">
        <text:list-item>
          <text:p text:style-name="P32"><text:span text:style-name="T32">Rizoiu,</text:span><text:span text:style-name="T35"> </text:span><text:span text:style-name="T32">M.-A.,</text:span><text:span text:style-name="T35"> </text:span><text:span text:style-name="T32">Velcin,</text:span><text:span text:style-name="T35"> </text:span><text:span text:style-name="T32">J.,</text:span><text:span text:style-name="T35"> </text:span><text:span text:style-name="T32">&amp;</text:span><text:span text:style-name="T35"> </text:span><text:span text:style-name="T32">Chauchat,</text:span><text:span text:style-name="T35"> </text:span><text:span text:style-name="T32">J.-H.</text:span><text:span text:style-name="T35"> </text:span><text:span text:style-name="T37">Regrouper</text:span><text:span text:style-name="T38"> </text:span><text:span text:style-name="T37">les</text:span><text:span text:style-name="T38"> </text:span><text:span text:style-name="T37">données</text:span><text:span text:style-name="T38"> </text:span><text:span text:style-name="T37">textuelles</text:span><text:span text:style-name="T38"> </text:span><text:span text:style-name="T37">et</text:span><text:span text:style-name="T38"> </text:span><text:span text:style-name="T37">nommer</text:span><text:span text:style-name="T38"> </text:span><text:span text:style-name="T37">les</text:span><text:span text:style-name="T38"> </text:span><text:span text:style-name="T37">groupes</text:span><text:span text:style-name="T38"> </text:span><text:span text:style-name="T37">à</text:span><text:span text:style-name="T38"> </text:span><text:span text:style-name="T37">l</text:span><text:span text:style-name="T38">’</text:span><text:span text:style-name="T37">aide</text:span><text:span text:style-name="T38"> </text:span><text:span text:style-name="T37">des</text:span><text:span text:style-name="T38"> </text:span><text:span text:style-name="T37">classes</text:span><text:span text:style-name="T38"> </text:span><text:span text:style-name="T37">recouvrantes</text:span><text:span text:style-name="T32">.</text:span><text:span text:style-name="T35"> </text:span><text:span text:style-name="T32">In</text:span><text:span text:style-name="T35"> </text:span><text:span text:style-name="T32">10éme</text:span><text:span text:style-name="T35"> </text:span><text:span text:style-name="T32">conférence</text:span><text:span text:style-name="T35"> </text:span><text:span text:style-name="T32">Extraction</text:span><text:span text:style-name="T35"> </text:span><text:span text:style-name="T32">et</text:span><text:span text:style-name="T35"> </text:span><text:span text:style-name="T32">Gestion</text:span><text:span text:style-name="T35"> </text:span><text:span text:style-name="T32">des</text:span><text:span text:style-name="T35"> </text:span><text:span text:style-name="T32">Connaissances</text:span><text:span text:style-name="T35"> </text:span><text:span text:style-name="T32">(EGC</text:span><text:span text:style-name="T35"> </text:span><text:span text:style-name="T32">2010),</text:span><text:span text:style-name="T35"> </text:span><text:span text:style-name="T32">Hammamet,</text:span><text:span text:style-name="T35"> </text:span><text:span text:style-name="T32">Tunisie ;</text:span><text:span text:style-name="T35"> </text:span><text:span text:style-name="T32">Vol.</text:span><text:span text:style-name="T35"> </text:span><text:span text:style-name="T32">E-19,</text:span><text:span text:style-name="T35"> </text:span><text:span text:style-name="T32">p.</text:span><text:span text:style-name="T35"> </text:span><text:span text:style-name="T32">561-572.</text:span><text:span text:style-name="T35"> </text:span><text:span text:style-name="T32">janvier,</text:span><text:span text:style-name="T35"> </text:span><text:span text:style-name="T32">2010.</text:span></text:p>
          <text:p text:style-name="P36"/>
        </text:list-item>
      </text:list>
      <text:p text:style-name="P28"><text:span text:style-name="T39">Chapitres</text:span><text:span text:style-name="T40"> </text:span><text:span text:style-name="T39">de</text:span><text:span text:style-name="T40"> </text:span><text:span text:style-name="T39">livre :</text:span></text:p>
      <text:list xml:id="list263141569" text:continue-numbering="true" text:style-name="L1">
        <text:list-item>
          <text:p text:style-name="P32"><text:span text:style-name="T31">Rizoiu,</text:span><text:span text:style-name="T33"> </text:span><text:span text:style-name="T31">M.-A.</text:span><text:span text:style-name="T33"> </text:span><text:span text:style-name="T31">&amp;</text:span><text:span text:style-name="T33"> </text:span><text:span text:style-name="T31">Velcin,</text:span><text:span text:style-name="T33"> </text:span><text:span text:style-name="T31">J.</text:span><text:span text:style-name="T33"> </text:span><text:span text:style-name="T31">Topic</text:span><text:span text:style-name="T33"> </text:span><text:span text:style-name="T37">Extraction</text:span><text:span text:style-name="T38"> </text:span><text:span text:style-name="T37">for</text:span><text:span text:style-name="T38"> </text:span><text:span text:style-name="T37">Ontology</text:span><text:span text:style-name="T38"> </text:span><text:span text:style-name="T37">Learning.</text:span><text:span text:style-name="T38"> </text:span><text:span text:style-name="T31">Chapitre</text:span><text:span text:style-name="T33"> </text:span><text:span text:style-name="T31">dans</text:span><text:span text:style-name="T33"> </text:span><text:span text:style-name="T31">le</text:span><text:span text:style-name="T33"> </text:span><text:span text:style-name="T31">livre</text:span><text:span text:style-name="T33"> </text:span><text:span text:style-name="T31">« Ontology</text:span><text:span text:style-name="T33"> </text:span><text:span text:style-name="T31">Learning</text:span><text:span text:style-name="T33"> </text:span><text:span text:style-name="T31">and</text:span><text:span text:style-name="T33"> </text:span><text:span text:style-name="T31">Knowledge</text:span><text:span text:style-name="T33"> </text:span><text:span text:style-name="T31">Discovery</text:span><text:span text:style-name="T33"> </text:span><text:span text:style-name="T31">Using</text:span><text:span text:style-name="T33"> </text:span><text:span text:style-name="T31">the</text:span><text:span text:style-name="T33"> </text:span><text:span text:style-name="T31">Web:</text:span><text:span text:style-name="T33"> </text:span><text:span text:style-name="T31">Challenges</text:span><text:span text:style-name="T33"> </text:span><text:span text:style-name="T31">and</text:span><text:span text:style-name="T33"> </text:span><text:span text:style-name="T31">Recent</text:span><text:span text:style-name="T33"> </text:span><text:span text:style-name="T31">Advances » (2011) p. 38-61.</text:span></text:p>
        </text:list-item>
      </text:list>
      <text:p text:style-name="P22"/>
      <text:p text:style-name="P24">Soumis :</text:p>
      <text:list xml:id="list804811983" text:continue-numbering="true" text:style-name="L1">
        <text:list-item>
          <text:p text:style-name="P35"><text:span text:style-name="T26">Rizoiu</text:span><text:span text:style-name="T27"> </text:span><text:span text:style-name="T26">M.-A.,</text:span><text:span text:style-name="T27"> </text:span><text:span text:style-name="T26">Velcin,</text:span><text:span text:style-name="T27"> </text:span><text:span text:style-name="T26">J.</text:span><text:span text:style-name="T27"> </text:span><text:span text:style-name="T26">&amp;</text:span><text:span text:style-name="T27"> </text:span><text:span text:style-name="T26">Lallich,</text:span><text:span text:style-name="T27"> </text:span><text:span text:style-name="T26">S.</text:span><text:span text:style-name="T27"> </text:span><text:span text:style-name="T29">Visual</text:span><text:span text:style-name="T30"> </text:span><text:span text:style-name="T29">Vocabulary</text:span><text:span text:style-name="T30"> </text:span><text:span text:style-name="T29">Construction</text:span><text:span text:style-name="T30"> </text:span><text:span text:style-name="T29">for</text:span><text:span text:style-name="T30"> </text:span><text:span text:style-name="T29">Image</text:span><text:span text:style-name="T30"> </text:span><text:span text:style-name="T29">Classification</text:span><text:span text:style-name="T30"> </text:span><text:span text:style-name="T29">in</text:span><text:span text:style-name="T30"> </text:span><text:span text:style-name="T29">a</text:span><text:span text:style-name="T30"> </text:span><text:span text:style-name="T29">Weakly</text:span><text:span text:style-name="T30"> </text:span><text:span text:style-name="T29">Supervised</text:span><text:span text:style-name="T30"> </text:span><text:span text:style-name="T29">Context.</text:span><text:span text:style-name="T30"> </text:span><text:span text:style-name="T27">International Journal of Artificial Intelligence Tools (2012).</text:span><text:span text:style-name="T28"> </text:span></text:p>
        </text:list-item>
      </text:list>
      <text:p text:style-name="P3"/>
      <text:list xml:id="list1479967255" text:style-name="L2">
        <text:list-header>
          <text:p text:style-name="P3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OpenSymbol" svg:font-family="OpenSymbol, 'Arial Unicode MS'"/>
    <style:font-face style:name="Courier New" svg:font-family="'Courier New'" style:font-family-generic="modern"/>
    <style:font-face style:name="DejaVu Sans" svg:font-family="'DejaVu Sans', 'MS Mincho'"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o" fo:country="RO"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WW-Titlu" style:family="paragraph" style:parent-style-name="Title" style:next-style-name="Subtit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176cm" fo:margin-bottom="0.176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Contents_20_Heading" style:display-name="Contents Heading" style:family="paragraph" style:parent-style-name="Title" style:class="index" style:master-page-name="">
      <style:paragraph-properties fo:margin-left="0cm" fo:margin-right="0cm" fo:margin-top="0.921cm" fo:margin-bottom="0.21cm" style:contextual-spacing="false" fo:line-height="200%" fo:text-align="center" style:justify-single-word="false" fo:text-indent="0cm" style:auto-text-indent="false" style:page-number="auto" text:number-lines="false" text:line-number="0"/>
      <style:text-properties fo:font-size="2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text-properties style:font-name="Arial1" fo:font-size="18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size="1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111" style:family="text"/>
    <style:style style:name="Police_20_par_20_défaut" style:display-name="Police par défaut" style:family="text"/>
    <style:style style:name="WW-Absatz-Standardschriftart1111" style:family="text"/>
    <style:style style:name="Numbering_20_Symbols" style:display-name="Numbering Symbols" style:family="text">
      <style:text-properties fo:color="#000000" style:font-name="Liberation Serif" fo:font-size="12pt" fo:font-style="normal" fo:font-weight="normal" style:font-size-asian="10.5pt" style:font-style-asian="normal" style:font-weight-asian="normal" style:font-size-complex="12pt" style:font-style-complex="normal" style:font-weight-complex="normal"/>
    </style:style>
    <style:style style:name="Bullet_20_Symbols" style:display-name="Bullet Symbols" style:family="text">
      <style:text-properties fo:color="#000000"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Appel_20_note_20_de_20_bas_20_de_20_p." style:display-name="Appel note de bas de p." style:family="text">
      <style:text-properties style:text-position="super 58%"/>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Footnote_20_anchor" style:display-name="Footnote anchor" style:family="text">
      <style:text-properties style:text-position="super 58%"/>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Default_20_Paragraph_20_Font" style:display-name="Default Paragraph Font" style:family="text"/>
    <style:style style:name="definitionmetier-textegeneral" style:family="text" style:parent-style-name="Default_20_Paragraph_20_Font"/>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3z0" style:family="text">
      <style:text-properties style:font-name="Symbol" style:font-name-complex="Symbol"/>
    </style:style>
    <style:style style:name="WW8Num23z1" style:family="text">
      <style:text-properties style:font-name="Garamond" style:font-name-complex="Courier New"/>
    </style:style>
    <style:style style:name="WW8Num23z2" style:family="text">
      <style:text-properties style:font-name="Wingdings" style:font-name-complex="Wingdings"/>
    </style:style>
    <style:style style:name="WW8Num23z3" style:family="text">
      <style:text-properties style:font-name="Symbol" fo:font-size="10pt" style:font-size-asian="10pt" style:font-name-complex="Symbol" style:font-size-complex="10pt"/>
    </style:style>
    <style:style style:name="WW8Num23z4" style:family="text">
      <style:text-properties style:font-name="Courier New" style:font-name-complex="Courier New"/>
    </style:style>
    <style:style style:name="hps" style:family="text" style:parent-style-name="Default_20_Paragraph_20_Font"/>
    <style:style style:name="pp_5f_color_5f_777" style:display-name="pp_color_777" style:family="text" style:parent-style-name="Default_20_Paragraph_20_Font"/>
    <style:style style:name="WW8Num6z0" style:family="text">
      <style:text-properties style:font-name="Wingdings 21" style:font-name-complex="OpenSymbol"/>
    </style:style>
    <style:style style:name="WW8Num6z1" style:family="text">
      <style:text-properties style:font-name="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1.397cm"/>
        </style:list-level-properties>
      </text:outline-level-style>
      <text:outline-level-style text:level="2" style:num-format="">
        <style:list-level-properties text:list-level-position-and-space-mode="label-alignment">
          <style:list-level-label-alignment text:label-followed-by="nothing" fo:text-indent="-1.016cm" fo:margin-left="1.651cm"/>
        </style:list-level-properties>
      </text:outline-level-style>
      <text:outline-level-style text:level="3" style:num-format="">
        <style:list-level-properties text:list-level-position-and-space-mode="label-alignment">
          <style:list-level-label-alignment text:label-followed-by="nothing" fo:text-indent="-1.27cm" fo:margin-left="1.905cm"/>
        </style:list-level-properties>
      </text:outline-level-style>
      <text:outline-level-style text:level="4" style:num-format="">
        <style:list-level-properties text:list-level-position-and-space-mode="label-alignment">
          <style:list-level-label-alignment text:label-followed-by="nothing" fo:text-indent="-1.524cm" fo:margin-left="2.159cm"/>
        </style:list-level-properties>
      </text:outline-level-style>
      <text:outline-level-style text:level="5" style:num-format="">
        <style:list-level-properties text:list-level-position-and-space-mode="label-alignment">
          <style:list-level-label-alignment text:label-followed-by="nothing" fo:text-indent="-1.778cm" fo:margin-left="2.413cm"/>
        </style:list-level-properties>
      </text:outline-level-style>
      <text:outline-level-style text:level="6" style:num-format="">
        <style:list-level-properties text:list-level-position-and-space-mode="label-alignment">
          <style:list-level-label-alignment text:label-followed-by="nothing" fo:text-indent="-2.032cm" fo:margin-left="2.667cm"/>
        </style:list-level-properties>
      </text:outline-level-style>
      <text:outline-level-style text:level="7" style:num-format="">
        <style:list-level-properties text:list-level-position-and-space-mode="label-alignment">
          <style:list-level-label-alignment text:label-followed-by="nothing" fo:text-indent="-2.286cm" fo:margin-left="2.921cm"/>
        </style:list-level-properties>
      </text:outline-level-style>
      <text:outline-level-style text:level="8" style:num-format="">
        <style:list-level-properties text:list-level-position-and-space-mode="label-alignment">
          <style:list-level-label-alignment text:label-followed-by="nothing" fo:text-indent="-2.54cm" fo:margin-left="3.175cm"/>
        </style:list-level-properties>
      </text:outline-level-style>
      <text:outline-level-style text:level="9" style:num-format="">
        <style:list-level-properties text:list-level-position-and-space-mode="label-alignment">
          <style:list-level-label-alignment text:label-followed-by="nothing"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ructuration semi-supervisée des données complexes</dc:title>
    <meta:initial-creator>Marian-Andrei RIZOIU</meta:initial-creator>
    <meta:creation-date>2013-02-17T20:34:51</meta:creation-date>
    <meta:editing-cycles>2</meta:editing-cycles>
    <meta:editing-duration>P0D</meta:editing-duration>
    <meta:generator>LibreOffice/3.6$Linux_x86 LibreOffice_project/360m1$Build-2</meta:generator>
    <dc:subject>Abstract longue de la thèse de Marian-Andrei RIZOIU</dc:subject>
    <dc:date>2013-02-17T20:35:06</dc:date>
    <dc:creator>Marian-Andrei RIZOIU</dc:creator>
    <meta:document-statistic meta:table-count="0" meta:image-count="0" meta:object-count="0" meta:page-count="3" meta:paragraph-count="40" meta:word-count="1315" meta:character-count="9044" meta:non-whitespace-character-count="7751"/>
    <meta:user-defined meta:name="Informații 1"/>
    <meta:user-defined meta:name="Informații 2"/>
    <meta:user-defined meta:name="Informații 3"/>
    <meta:user-defined meta:name="Informații 4"/>
  </office:meta>
</office:document-meta>
</file>